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933cm" fo:margin-left="0.018cm" fo:margin-right="0.048cm" table:align="margins"/>
    </style:style>
    <style:style style:name="Tabuľka1.A" style:family="table-column">
      <style:table-column-properties style:column-width="4.565cm" style:rel-column-width="17667*"/>
    </style:style>
    <style:style style:name="Tabuľka1.B" style:family="table-column">
      <style:table-column-properties style:column-width="12.368cm" style:rel-column-width="47868*"/>
    </style:style>
    <style:style style:name="Tabuľ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.B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none" fo:border-top="none" fo:border-bottom="0.002cm solid #000000"/>
    </style:style>
    <style:style style:name="Tabuľ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cm" style:rel-column-width="3928*"/>
    </style:style>
    <style:style style:name="Table4.B" style:family="table-column">
      <style:table-column-properties style:column-width="4.293cm" style:rel-column-width="16543*"/>
    </style:style>
    <style:style style:name="Table4.C" style:family="table-column">
      <style:table-column-properties style:column-width="6.899cm" style:rel-column-width="26582*"/>
    </style:style>
    <style:style style:name="Table4.D" style:family="table-column">
      <style:table-column-properties style:column-width="2.397cm" style:rel-column-width="9236*"/>
    </style:style>
    <style:style style:name="Table4.E" style:family="table-column">
      <style:table-column-properties style:column-width="2.399cm" style:rel-column-width="9246*"/>
    </style:style>
    <style:style style:name="Table4.1" style:family="table-row">
      <style:table-row-properties style:min-row-height="1.011cm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fo:margin-left="0cm" fo:margin-right="0cm" table:align="margins"/>
    </style:style>
    <style:style style:name="Table3.A" style:family="table-column">
      <style:table-column-properties style:column-width="0.9cm" style:rel-column-width="3468*"/>
    </style:style>
    <style:style style:name="Table3.B" style:family="table-column">
      <style:table-column-properties style:column-width="3.15cm" style:rel-column-width="12145*"/>
    </style:style>
    <style:style style:name="Table3.C" style:family="table-column">
      <style:table-column-properties style:column-width="4.828cm" style:rel-column-width="18612*"/>
    </style:style>
    <style:style style:name="Table3.D" style:family="table-column">
      <style:table-column-properties style:column-width="2.071cm" style:rel-column-width="7983*"/>
    </style:style>
    <style:style style:name="Table3.E" style:family="table-column">
      <style:table-column-properties style:column-width="1.859cm" style:rel-column-width="7167*"/>
    </style:style>
    <style:style style:name="Table3.F" style:family="table-column">
      <style:table-column-properties style:column-width="2.311cm" style:rel-column-width="8908*"/>
    </style:style>
    <style:style style:name="Table3.G" style:family="table-column">
      <style:table-column-properties style:column-width="1.88cm" style:rel-column-width="7252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style:vertical-align="middle" fo:padding="0.097cm" fo:border="0.002cm solid #000000"/>
    </style:style>
    <style:style style:name="Table3.2" style:family="table-row">
      <style:table-row-properties style:min-row-height="1.011cm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" style:family="table">
      <style:table-properties style:width="17.007cm" fo:margin-left="0cm" fo:margin-right="-0.009cm" table:align="margins"/>
    </style:style>
    <style:style style:name="Tabuľka2.A" style:family="table-column">
      <style:table-column-properties style:column-width="1.021cm" style:rel-column-width="3935*"/>
    </style:style>
    <style:style style:name="Tabuľka2.B" style:family="table-column">
      <style:table-column-properties style:column-width="3.119cm" style:rel-column-width="12016*"/>
    </style:style>
    <style:style style:name="Tabuľka2.C" style:family="table-column">
      <style:table-column-properties style:column-width="8.645cm" style:rel-column-width="33311*"/>
    </style:style>
    <style:style style:name="Tabuľka2.D" style:family="table-column">
      <style:table-column-properties style:column-width="2.111cm" style:rel-column-width="8135*"/>
    </style:style>
    <style:style style:name="Tabuľka2.E" style:family="table-column">
      <style:table-column-properties style:column-width="2.111cm" style:rel-column-width="8138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" style:family="table">
      <style:table-properties style:width="16.933cm" fo:margin-left="0.018cm" fo:margin-right="0.048cm" table:align="margins"/>
    </style:style>
    <style:style style:name="Tabuľka3.A" style:family="table-column">
      <style:table-column-properties style:column-width="4.565cm" style:rel-column-width="17667*"/>
    </style:style>
    <style:style style:name="Tabuľka3.B" style:family="table-column">
      <style:table-column-properties style:column-width="12.368cm" style:rel-column-width="47868*"/>
    </style:style>
    <style:style style:name="Tabuľ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3.B1" style:family="table-cell">
      <style:table-cell-properties fo:padding="0.097cm" fo:border="0.002cm solid #000000"/>
    </style:style>
    <style:style style:name="Tabuľka3.A2" style:family="table-cell">
      <style:table-cell-properties fo:padding="0.097cm" fo:border-left="0.002cm solid #000000" fo:border-right="none" fo:border-top="none" fo:border-bottom="0.002cm solid #000000"/>
    </style:style>
    <style:style style:name="Tabuľk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4" style:family="table">
      <style:table-properties style:width="16.997cm" table:align="left"/>
    </style:style>
    <style:style style:name="Tabuľka4.A" style:family="table-column">
      <style:table-column-properties style:column-width="0.9cm"/>
    </style:style>
    <style:style style:name="Tabuľka4.B" style:family="table-column">
      <style:table-column-properties style:column-width="3.15cm"/>
    </style:style>
    <style:style style:name="Tabuľka4.C" style:family="table-column">
      <style:table-column-properties style:column-width="4.831cm"/>
    </style:style>
    <style:style style:name="Tabuľka4.D" style:family="table-column">
      <style:table-column-properties style:column-width="2.069cm"/>
    </style:style>
    <style:style style:name="Tabuľka4.E" style:family="table-column">
      <style:table-column-properties style:column-width="1.859cm"/>
    </style:style>
    <style:style style:name="Tabuľka4.F" style:family="table-column">
      <style:table-column-properties style:column-width="2.305cm"/>
    </style:style>
    <style:style style:name="Tabuľka4.G" style:family="table-column">
      <style:table-column-properties style:column-width="1.882cm"/>
    </style:style>
    <style:style style:name="Tabuľk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.G1" style:family="table-cell">
      <style:table-cell-properties style:vertical-align="middle" fo:padding="0.097cm" fo:border="0.002cm solid #000000"/>
    </style:style>
    <style:style style:name="Tabuľka4.2" style:family="table-row">
      <style:table-row-properties style:min-row-height="1.011cm"/>
    </style:style>
    <style:style style:name="Tabuľk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" style:family="table">
      <style:table-properties style:width="16.999cm" fo:margin-left="0cm" fo:margin-right="0cm" table:align="margins"/>
    </style:style>
    <style:style style:name="Tabuľka5.A" style:family="table-column">
      <style:table-column-properties style:column-width="1.021cm" style:rel-column-width="3937*"/>
    </style:style>
    <style:style style:name="Tabuľka5.B" style:family="table-column">
      <style:table-column-properties style:column-width="2.746cm" style:rel-column-width="10588*"/>
    </style:style>
    <style:style style:name="Tabuľka5.C" style:family="table-column">
      <style:table-column-properties style:column-width="9.017cm" style:rel-column-width="34763*"/>
    </style:style>
    <style:style style:name="Tabuľka5.D" style:family="table-column">
      <style:table-column-properties style:column-width="2.099cm" style:rel-column-width="8092*"/>
    </style:style>
    <style:style style:name="Tabuľka5.E" style:family="table-column">
      <style:table-column-properties style:column-width="2.115cm" style:rel-column-width="8155*"/>
    </style:style>
    <style:style style:name="Tabuľk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.E1" style:family="table-cell">
      <style:table-cell-properties style:vertical-align="middle" fo:padding="0.097cm" fo:border="0.002cm solid #000000"/>
    </style:style>
    <style:style style:name="Tabuľka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6" style:family="table">
      <style:table-properties style:width="16.933cm" fo:margin-left="0.018cm" fo:margin-right="0.048cm" table:align="margins"/>
    </style:style>
    <style:style style:name="Tabuľka6.A" style:family="table-column">
      <style:table-column-properties style:column-width="4.565cm" style:rel-column-width="17667*"/>
    </style:style>
    <style:style style:name="Tabuľka6.B" style:family="table-column">
      <style:table-column-properties style:column-width="12.368cm" style:rel-column-width="47868*"/>
    </style:style>
    <style:style style:name="Tabuľk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6.B1" style:family="table-cell">
      <style:table-cell-properties fo:padding="0.097cm" fo:border="0.002cm solid #000000"/>
    </style:style>
    <style:style style:name="Tabuľka6.A2" style:family="table-cell">
      <style:table-cell-properties fo:padding="0.097cm" fo:border-left="0.002cm solid #000000" fo:border-right="none" fo:border-top="none" fo:border-bottom="0.002cm solid #000000"/>
    </style:style>
    <style:style style:name="Tabuľk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7" style:family="table">
      <style:table-properties style:width="16.999cm" table:align="margins"/>
    </style:style>
    <style:style style:name="Tabuľka7.A" style:family="table-column">
      <style:table-column-properties style:column-width="0.903cm" style:rel-column-width="3481*"/>
    </style:style>
    <style:style style:name="Tabuľka7.B" style:family="table-column">
      <style:table-column-properties style:column-width="3.15cm" style:rel-column-width="12145*"/>
    </style:style>
    <style:style style:name="Tabuľka7.C" style:family="table-column">
      <style:table-column-properties style:column-width="4.83cm" style:rel-column-width="18619*"/>
    </style:style>
    <style:style style:name="Tabuľka7.D" style:family="table-column">
      <style:table-column-properties style:column-width="2.071cm" style:rel-column-width="7983*"/>
    </style:style>
    <style:style style:name="Tabuľka7.E" style:family="table-column">
      <style:table-column-properties style:column-width="1.859cm" style:rel-column-width="7167*"/>
    </style:style>
    <style:style style:name="Tabuľka7.F" style:family="table-column">
      <style:table-column-properties style:column-width="2.311cm" style:rel-column-width="8908*"/>
    </style:style>
    <style:style style:name="Tabuľka7.G" style:family="table-column">
      <style:table-column-properties style:column-width="1.875cm" style:rel-column-width="7232*"/>
    </style:style>
    <style:style style:name="Tabuľk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7.G1" style:family="table-cell">
      <style:table-cell-properties style:vertical-align="middle" fo:padding="0.097cm" fo:border="0.002cm solid #000000"/>
    </style:style>
    <style:style style:name="Tabuľka7.2" style:family="table-row">
      <style:table-row-properties style:min-row-height="1.007cm"/>
    </style:style>
    <style:style style:name="Tabuľka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7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8" style:family="table">
      <style:table-properties style:width="17.009cm" fo:margin-left="0cm" fo:margin-right="-0.011cm" table:align="margins"/>
    </style:style>
    <style:style style:name="Tabuľka8.A" style:family="table-column">
      <style:table-column-properties style:column-width="0.995cm" style:rel-column-width="3833*"/>
    </style:style>
    <style:style style:name="Tabuľka8.B" style:family="table-column">
      <style:table-column-properties style:column-width="3.327cm" style:rel-column-width="12817*"/>
    </style:style>
    <style:style style:name="Tabuľka8.C" style:family="table-column">
      <style:table-column-properties style:column-width="7.389cm" style:rel-column-width="28468*"/>
    </style:style>
    <style:style style:name="Tabuľka8.D" style:family="table-column">
      <style:table-column-properties style:column-width="2.723cm" style:rel-column-width="10493*"/>
    </style:style>
    <style:style style:name="Tabuľka8.E" style:family="table-column">
      <style:table-column-properties style:column-width="2.575cm" style:rel-column-width="9924*"/>
    </style:style>
    <style:style style:name="Tabuľk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8.E1" style:family="table-cell">
      <style:table-cell-properties style:vertical-align="middle" fo:padding="0.097cm" fo:border="0.002cm solid #000000"/>
    </style:style>
    <style:style style:name="Tabuľka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8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9" style:family="table">
      <style:table-properties style:width="16.933cm" fo:margin-left="0.018cm" fo:margin-right="0.048cm" table:align="margins"/>
    </style:style>
    <style:style style:name="Tabuľka9.A" style:family="table-column">
      <style:table-column-properties style:column-width="4.565cm" style:rel-column-width="17667*"/>
    </style:style>
    <style:style style:name="Tabuľka9.B" style:family="table-column">
      <style:table-column-properties style:column-width="12.368cm" style:rel-column-width="47868*"/>
    </style:style>
    <style:style style:name="Tabuľk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9.B1" style:family="table-cell">
      <style:table-cell-properties fo:padding="0.097cm" fo:border="0.002cm solid #000000"/>
    </style:style>
    <style:style style:name="Tabuľka9.A2" style:family="table-cell">
      <style:table-cell-properties fo:padding="0.097cm" fo:border-left="0.002cm solid #000000" fo:border-right="none" fo:border-top="none" fo:border-bottom="0.002cm solid #000000"/>
    </style:style>
    <style:style style:name="Tabuľk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0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0.A" style:family="table-column">
      <style:table-column-properties style:column-width="0.903cm" style:rel-column-width="3481*"/>
    </style:style>
    <style:style style:name="Tabuľka10.B" style:family="table-column">
      <style:table-column-properties style:column-width="3.15cm" style:rel-column-width="12145*"/>
    </style:style>
    <style:style style:name="Tabuľka10.C" style:family="table-column">
      <style:table-column-properties style:column-width="4.83cm" style:rel-column-width="18619*"/>
    </style:style>
    <style:style style:name="Tabuľka10.D" style:family="table-column">
      <style:table-column-properties style:column-width="2.071cm" style:rel-column-width="7983*"/>
    </style:style>
    <style:style style:name="Tabuľka10.E" style:family="table-column">
      <style:table-column-properties style:column-width="1.859cm" style:rel-column-width="7167*"/>
    </style:style>
    <style:style style:name="Tabuľka10.F" style:family="table-column">
      <style:table-column-properties style:column-width="2.311cm" style:rel-column-width="8908*"/>
    </style:style>
    <style:style style:name="Tabuľka10.G" style:family="table-column">
      <style:table-column-properties style:column-width="1.875cm" style:rel-column-width="7232*"/>
    </style:style>
    <style:style style:name="Tabuľk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0.G1" style:family="table-cell">
      <style:table-cell-properties style:vertical-align="middle" fo:padding="0.097cm" fo:border="0.002cm solid #000000"/>
    </style:style>
    <style:style style:name="Tabuľka10.2" style:family="table-row">
      <style:table-row-properties style:min-row-height="1.007cm"/>
    </style:style>
    <style:style style:name="Tabuľka1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0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0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0.E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1" style:family="table">
      <style:table-properties style:width="17.007cm" fo:margin-left="0cm" fo:margin-right="-0.009cm" table:align="margins"/>
    </style:style>
    <style:style style:name="Tabuľka11.A" style:family="table-column">
      <style:table-column-properties style:column-width="0.99cm" style:rel-column-width="3813*"/>
    </style:style>
    <style:style style:name="Tabuľka11.B" style:family="table-column">
      <style:table-column-properties style:column-width="3.33cm" style:rel-column-width="12832*"/>
    </style:style>
    <style:style style:name="Tabuľka11.C" style:family="table-column">
      <style:table-column-properties style:column-width="7.601cm" style:rel-column-width="29287*"/>
    </style:style>
    <style:style style:name="Tabuľka11.D" style:family="table-column">
      <style:table-column-properties style:column-width="2.551cm" style:rel-column-width="9828*"/>
    </style:style>
    <style:style style:name="Tabuľka11.E" style:family="table-column">
      <style:table-column-properties style:column-width="2.536cm" style:rel-column-width="9775*"/>
    </style:style>
    <style:style style:name="Tabuľk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1.E1" style:family="table-cell">
      <style:table-cell-properties style:vertical-align="middle" fo:padding="0.097cm" fo:border="0.002cm solid #000000"/>
    </style:style>
    <style:style style:name="Tabuľka1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2" style:family="table">
      <style:table-properties style:width="16.933cm" fo:margin-left="0.018cm" fo:margin-right="0.048cm" table:align="margins"/>
    </style:style>
    <style:style style:name="Tabuľka12.A" style:family="table-column">
      <style:table-column-properties style:column-width="4.565cm" style:rel-column-width="17667*"/>
    </style:style>
    <style:style style:name="Tabuľka12.B" style:family="table-column">
      <style:table-column-properties style:column-width="12.368cm" style:rel-column-width="47868*"/>
    </style:style>
    <style:style style:name="Tabuľk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2.B1" style:family="table-cell">
      <style:table-cell-properties fo:padding="0.097cm" fo:border="0.002cm solid #000000"/>
    </style:style>
    <style:style style:name="Tabuľka12.A2" style:family="table-cell">
      <style:table-cell-properties fo:padding="0.097cm" fo:border-left="0.002cm solid #000000" fo:border-right="none" fo:border-top="none" fo:border-bottom="0.002cm solid #000000"/>
    </style:style>
    <style:style style:name="Tabuľk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3.A" style:family="table-column">
      <style:table-column-properties style:column-width="0.901cm" style:rel-column-width="3474*"/>
    </style:style>
    <style:style style:name="Tabuľka13.B" style:family="table-column">
      <style:table-column-properties style:column-width="3.15cm" style:rel-column-width="12145*"/>
    </style:style>
    <style:style style:name="Tabuľka13.C" style:family="table-column">
      <style:table-column-properties style:column-width="4.83cm" style:rel-column-width="18619*"/>
    </style:style>
    <style:style style:name="Tabuľka13.D" style:family="table-column">
      <style:table-column-properties style:column-width="2.071cm" style:rel-column-width="7983*"/>
    </style:style>
    <style:style style:name="Tabuľka13.E" style:family="table-column">
      <style:table-column-properties style:column-width="1.859cm" style:rel-column-width="7167*"/>
    </style:style>
    <style:style style:name="Tabuľka13.F" style:family="table-column">
      <style:table-column-properties style:column-width="2.311cm" style:rel-column-width="8908*"/>
    </style:style>
    <style:style style:name="Tabuľka13.G" style:family="table-column">
      <style:table-column-properties style:column-width="1.879cm" style:rel-column-width="7239*"/>
    </style:style>
    <style:style style:name="Tabuľk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3.G1" style:family="table-cell">
      <style:table-cell-properties style:vertical-align="middle" fo:padding="0.097cm" fo:border="0.002cm solid #000000"/>
    </style:style>
    <style:style style:name="Tabuľka13.2" style:family="table-row">
      <style:table-row-properties style:min-row-height="1.007cm"/>
    </style:style>
    <style:style style:name="Tabuľka1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3.5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3.E5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4" style:family="table">
      <style:table-properties style:width="17.007cm" fo:margin-left="0cm" fo:margin-right="-0.009cm" table:align="margins"/>
    </style:style>
    <style:style style:name="Tabuľka14.A" style:family="table-column">
      <style:table-column-properties style:column-width="0.99cm" style:rel-column-width="3813*"/>
    </style:style>
    <style:style style:name="Tabuľka14.B" style:family="table-column">
      <style:table-column-properties style:column-width="3.33cm" style:rel-column-width="12832*"/>
    </style:style>
    <style:style style:name="Tabuľka14.C" style:family="table-column">
      <style:table-column-properties style:column-width="7.601cm" style:rel-column-width="29287*"/>
    </style:style>
    <style:style style:name="Tabuľka14.D" style:family="table-column">
      <style:table-column-properties style:column-width="2.551cm" style:rel-column-width="9828*"/>
    </style:style>
    <style:style style:name="Tabuľka14.E" style:family="table-column">
      <style:table-column-properties style:column-width="2.536cm" style:rel-column-width="9775*"/>
    </style:style>
    <style:style style:name="Tabuľk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4.E1" style:family="table-cell">
      <style:table-cell-properties style:vertical-align="middle" fo:padding="0.097cm" fo:border="0.002cm solid #000000"/>
    </style:style>
    <style:style style:name="Tabuľka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2pt" fo:font-style="italic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16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3" style:family="paragraph" style:parent-style-name="Text_20_body">
      <style:text-properties style:font-name="Arial"/>
    </style:style>
    <style:style style:name="P24" style:family="paragraph" style:parent-style-name="Text_20_body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27" style:family="paragraph" style:parent-style-name="Heading_20_1">
      <style:paragraph-properties fo:line-height="150%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Heading_20_1">
      <style:paragraph-properties fo:margin-top="0.423cm" fo:margin-bottom="0.212cm" fo:text-align="justify" style:justify-single-word="false" fo:keep-with-next="always"/>
      <style:text-properties style:font-name="Arial" style:font-name-asian="Lucida Sans Unicode" style:font-name-complex="Tahoma"/>
    </style:style>
    <style:style style:name="P29" style:family="paragraph" style:parent-style-name="Text_20_body">
      <style:paragraph-properties fo:margin-top="0.423cm" fo:margin-bottom="0.212cm" fo:text-align="justify" style:justify-single-word="false"/>
      <style:text-properties style:font-name="Arial" fo:font-weight="bold" style:font-name-asian="ArialMT" style:font-weight-asian="bold" style:font-name-complex="ArialMT" style:font-weight-complex="bold"/>
    </style:style>
    <style:style style:name="P30" style:family="paragraph" style:parent-style-name="Heading_20_1">
      <style:paragraph-properties fo:margin-top="0cm" fo:margin-bottom="0.21cm" fo:text-align="justify" style:justify-single-word="false" fo:break-before="page"/>
      <style:text-properties style:font-name="Arial" style:font-name-asian="Lucida Sans Unicode" style:font-name-complex="Tahoma"/>
    </style:style>
    <style:style style:name="P31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2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3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4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5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6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7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8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9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1" style:family="paragraph" style:parent-style-name="Standard" style:list-style-name="L6">
      <style:paragraph-properties fo:text-align="justify" style:justify-single-word="false">
        <style:tab-stops>
          <style:tab-stop style:position="2.933cm"/>
        </style:tab-stops>
      </style:paragraph-properties>
      <style:text-properties style:font-name="Arial" fo:font-size="12pt" style:font-size-asian="12pt" style:font-size-complex="12pt"/>
    </style:style>
    <style:style style:name="P42" style:family="paragraph" style:parent-style-name="Standard" style:list-style-name="L6">
      <style:paragraph-properties fo:text-align="justify" style:justify-single-word="false">
        <style:tab-stops>
          <style:tab-stop style:position="2.933cm"/>
        </style:tab-stops>
      </style:paragraph-properties>
      <style:text-properties style:font-name="Arial" fo:font-size="12pt" style:font-size-asian="12pt" style:font-size-complex="12pt"/>
    </style:style>
    <style:style style:name="P43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4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5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6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7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8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9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0" style:family="paragraph" style:parent-style-name="Standard" style:list-style-name="L9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1" style:family="paragraph" style:parent-style-name="Standard" style:list-style-name="L10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2" style:family="paragraph" style:parent-style-name="Standard" style:list-style-name="L10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3" style:family="paragraph" style:parent-style-name="Standard" style:list-style-name="L1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4" style:family="paragraph" style:parent-style-name="Standard" style:list-style-name="L1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5" style:family="paragraph" style:parent-style-name="Standard" style:list-style-name="L1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6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7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8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9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0" style:family="paragraph" style:parent-style-name="Standard" style:list-style-name="L1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1" style:family="paragraph" style:parent-style-name="Standard" style:list-style-name="L1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2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36pt" fo:font-weight="bold" style:font-name-asian="ArialMT" style:font-size-asian="36pt" style:font-weight-asian="bold" style:font-name-complex="ArialMT" style:font-size-complex="36pt" style:font-weight-complex="bold"/>
    </style:style>
    <style:style style:name="P63" style:family="paragraph" style:parent-style-name="Text_20_body" style:list-style-name="L1">
      <style:text-properties style:font-name="Arial"/>
    </style:style>
    <style:style style:name="P64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5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6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7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8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9" style:family="paragraph" style:parent-style-name="Text_20_body" style:list-style-name="L3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0" style:family="paragraph" style:parent-style-name="Text_20_body" style:list-style-name="L14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1" style:family="paragraph" style:parent-style-name="Text_20_body" style:list-style-name="L15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2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3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4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5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6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7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8" style:family="paragraph" style:parent-style-name="Text_20_body" style:list-style-name="L15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9" style:family="paragraph" style:parent-style-name="Text_20_body" style:list-style-name="L15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0" style:family="paragraph" style:parent-style-name="Text_20_body" style:list-style-name="L15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1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2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3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4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5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6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7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8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9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0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1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2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3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Príloha C: Zápisnice</text:p>
      <text:p text:style-name="P26">Zápisnica zo stretnutia č. 1</text:p>
      <text:p text:style-name="P2"/>
      <text:p text:style-name="P3">Dátum stretnutia:<text:span text:style-name="T1"><text:tab/>9. 10. 2007</text:span></text:p>
      <text:p text:style-name="P3">Čas stretnutia:<text:span text:style-name="T1"><text:tab/></text:span>od:<text:span text:style-name="T1"> 10:00<text:tab/></text:span>do: <text:span text:style-name="T1">12:00</text:span></text:p>
      <text:p text:style-name="P5"><text:span text:style-name="T2">Miesto stretnutia:<text:tab/></text:span>Softvérové štúdio (D07b)</text:p>
      <text:p text:style-name="P6"/>
      <text:p text:style-name="P7"><text:span text:style-name="T2">Vypracoval: </text:span>Bc. Ľuboš Bartoš<text:tab/><text:span text:style-name="T2">Vypracované dňa:</text:span> 10. 10. 2007</text:p>
      <text:p text:style-name="P4"/>
      <text:h text:style-name="Heading_20_1" text:outline-level="1">Zúčastnení</text:h>
      <text:p text:style-name="P9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18">Pedagóg:</text:p>
          </table:table-cell>
          <table:table-cell table:style-name="Tabuľka1.B1" office:value-type="string">
            <text:p text:style-name="P18">doc. Ing. Jana Minárová, PhD.</text:p>
          </table:table-cell>
        </table:table-row>
        <table:table-row>
          <table:table-cell table:style-name="Tabuľka1.A2" office:value-type="string">
            <text:p text:style-name="P18">Členovia tímu:</text:p>
          </table:table-cell>
          <table:table-cell table:style-name="Tabuľka1.B2" office:value-type="string">
            <text:p text:style-name="P18">Bc. Ľuboš Bartoš (LB)</text:p>
            <text:p text:style-name="P18">Bc. Peter Cích (PC)</text:p>
            <text:p text:style-name="P18">Bc. Pavol Fábik (PF)</text:p>
            <text:p text:style-name="P18">Bc. Ján Garaj (JG)</text:p>
            <text:p text:style-name="P18">Bc. Jozef Hergott (JHE)</text:p>
            <text:p text:style-name="P18">Bc. Jozef Hopko (JHO)</text:p>
          </table:table-cell>
        </table:table-row>
        <table:table-row>
          <table:table-cell table:style-name="Tabuľka1.A2" office:value-type="string">
            <text:p text:style-name="P18">Hostia:</text:p>
          </table:table-cell>
          <table:table-cell table:style-name="Tabuľka1.B2" office:value-type="string">
            <text:p text:style-name="P18"/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Úvodné stretnutie</text:p>
      <text:p text:style-name="P10"/>
      <text:h text:style-name="Heading_20_1" text:outline-level="1">Priebeh stretnutia</text:h>
      <text:p text:style-name="P23"/>
      <text:list text:style-name="L1">
        <text:list-item>
          <text:p text:style-name="P63">z<text:span text:style-name="T3">hodnotenie ponuky nášho tímu, určenie nedostatkov v ponuke</text:span></text:p>
        </text:list-item>
        <text:list-item>
          <text:p text:style-name="P64">diskusia o minuloročných projektoch</text:p>
        </text:list-item>
        <text:list-item>
          <text:p text:style-name="P64">oboznámenie sa s dôvodom, prečo neboli nasadené systémy vytvorené v minulom roku</text:p>
        </text:list-item>
        <text:list-item>
          <text:p text:style-name="P64">organizačné pokyny ohľadom zápisníc a webovej prezentácie</text:p>
        </text:list-item>
        <text:list-item>
          <text:p text:style-name="P64">diskusia o určení rolí v tíme</text:p>
        </text:list-item>
        <text:list-item>
          <text:p text:style-name="P64">určenie úloh na najbližšie stretnutie</text:p>
        </text:list-item>
      </text:list>
      <text:p text:style-name="P24"/>
      <text:h text:style-name="Heading_20_1" text:outline-level="1"><text:soft-page-break/>Stanovenie nových úloh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0">ID</text:p>
          </table:table-cell>
          <table:table-cell table:style-name="Table4.A1" office:value-type="string">
            <text:p text:style-name="P20">Člen tímu</text:p>
          </table:table-cell>
          <table:table-cell table:style-name="Table4.A1" office:value-type="string">
            <text:p text:style-name="P20">Úloha</text:p>
          </table:table-cell>
          <table:table-cell table:style-name="Table4.A1" office:value-type="string">
            <text:p text:style-name="P20">Začiatok</text:p>
          </table:table-cell>
          <table:table-cell table:style-name="Table4.E1" office:value-type="string">
            <text:p text:style-name="P20">Koniec</text:p>
          </table:table-cell>
        </table:table-row>
        <table:table-row table:style-name="Table4.1">
          <table:table-cell table:style-name="Table4.A2" office:value-type="string">
            <text:p text:style-name="P19">1.1</text:p>
          </table:table-cell>
          <table:table-cell table:style-name="Table4.A2" office:value-type="string">
            <text:p text:style-name="P19">celý tím</text:p>
          </table:table-cell>
          <table:table-cell table:style-name="Table4.A2" office:value-type="string">
            <text:p text:style-name="P18">analýza pôvodného systému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>22. 10. 07</text:p>
          </table:table-cell>
        </table:table-row>
        <table:table-row table:style-name="Table4.1">
          <table:table-cell table:style-name="Table4.A2" office:value-type="string">
            <text:p text:style-name="P19">1.2</text:p>
          </table:table-cell>
          <table:table-cell table:style-name="Table4.A2" office:value-type="string">
            <text:p text:style-name="P19">celý tím</text:p>
          </table:table-cell>
          <table:table-cell table:style-name="Table4.A2" office:value-type="string">
            <text:p text:style-name="P18">naša analýza problému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>22. 10. 07</text:p>
          </table:table-cell>
        </table:table-row>
        <table:table-row table:style-name="Table4.1">
          <table:table-cell table:style-name="Table4.A2" office:value-type="string">
            <text:p text:style-name="P19">1.3</text:p>
          </table:table-cell>
          <table:table-cell table:style-name="Table4.A2" office:value-type="string">
            <text:p text:style-name="P19">celý tím</text:p>
          </table:table-cell>
          <table:table-cell table:style-name="Table4.A2" office:value-type="string">
            <text:p text:style-name="P18">definovanie rozsahu našej nadstavby na doterajší systém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>22. 10. 07</text:p>
          </table:table-cell>
        </table:table-row>
        <table:table-row table:style-name="Table4.1">
          <table:table-cell table:style-name="Table4.A2" office:value-type="string">
            <text:p text:style-name="P19">1.4</text:p>
          </table:table-cell>
          <table:table-cell table:style-name="Table4.A2" office:value-type="string">
            <text:p text:style-name="P19">LB</text:p>
          </table:table-cell>
          <table:table-cell table:style-name="Table4.A2" office:value-type="string">
            <text:p text:style-name="P18">vytvorenie web prezentácie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>15. 10. 07</text:p>
          </table:table-cell>
        </table:table-row>
        <table:table-row table:style-name="Table4.1">
          <table:table-cell table:style-name="Table4.A2" office:value-type="string">
            <text:p text:style-name="P19">1.5</text:p>
          </table:table-cell>
          <table:table-cell table:style-name="Table4.A2" office:value-type="string">
            <text:p text:style-name="P19">PC</text:p>
          </table:table-cell>
          <table:table-cell table:style-name="Table4.A2" office:value-type="string">
            <text:p text:style-name="P18">vytvorenie plánu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>15. 10. 07</text:p>
          </table:table-cell>
        </table:table-row>
        <table:table-row table:style-name="Table4.1">
          <table:table-cell table:style-name="Table4.A2" office:value-type="string">
            <text:p text:style-name="P19">1.6</text:p>
          </table:table-cell>
          <table:table-cell table:style-name="Table4.A2" office:value-type="string">
            <text:p text:style-name="P19">doc. Ing. Jana Minárová, PhD.</text:p>
          </table:table-cell>
          <table:table-cell table:style-name="Table4.A2" office:value-type="string">
            <text:p text:style-name="P18">upresnenie podmienok pripojenia k univerzitnej DB <text:s/>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>22. 10. 07</text:p>
          </table:table-cell>
        </table:table-row>
      </table:table>
      <text:p text:style-name="P10"/>
      <text:p text:style-name="P26">Zápisnica zo stretnutia č. 2</text:p>
      <text:p text:style-name="P2"/>
      <text:p text:style-name="P3">Dátum stretnutia:<text:span text:style-name="T1"><text:tab/>15. 10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Bc. Peter Cích<text:tab/><text:tab/><text:span text:style-name="T2">Vypracované dňa:</text:span> 15. 10. 2007</text:p>
      <text:p text:style-name="P4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Pedagóg:</text:p>
          </table:table-cell>
          <table:table-cell table:style-name="Table2.B1" office:value-type="string">
            <text:p text:style-name="P18">doc. Ing. Jana Minárová, PhD.</text:p>
          </table:table-cell>
        </table:table-row>
        <table:table-row>
          <table:table-cell table:style-name="Table2.A2" office:value-type="string">
            <text:p text:style-name="P18">Členovia tímu:</text:p>
          </table:table-cell>
          <table:table-cell table:style-name="Table2.B2" office:value-type="string">
            <text:p text:style-name="P18">Bc. Ľuboš Bartoš (LB)</text:p>
            <text:p text:style-name="P18">Bc. Peter Cích (PC)</text:p>
            <text:p text:style-name="P18">Bc. Pavol Fábik (PF)</text:p>
            <text:p text:style-name="P18">Bc. Ján Garaj (JG)</text:p>
            <text:p text:style-name="P18">Bc. Jozef Hergott (JHE)</text:p>
            <text:p text:style-name="P18">Bc. Jozef Hopko (JHO)</text:p>
          </table:table-cell>
        </table:table-row>
        <table:table-row>
          <table:table-cell table:style-name="Table2.A2" office:value-type="string">
            <text:p text:style-name="P18">Hostia:</text:p>
          </table:table-cell>
          <table:table-cell table:style-name="Table2.B2" office:value-type="string">
            <text:p text:style-name="P18">Bc. František Durajka (vedúci tímu <text:span text:style-name="T1">ABSOLUTE ALUMiNIc</text:span>)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Diskusia s vedúcim minuloročného tímu</text:p>
      <text:p text:style-name="P10"/>
      <text:h text:style-name="Heading_20_1" text:outline-level="1">Priebeh stretnutia</text:h>
      <text:p text:style-name="P11"/>
      <text:list text:style-name="L2">
        <text:list-item>
          <text:p text:style-name="P31">zhodnotenie plnenia úloh z minulého týždňa</text:p>
        </text:list-item>
        <text:list-item>
          <text:p text:style-name="P31">stanovenie nových úloh do ďalšieho stretnutia</text:p>
        </text:list-item>
        <text:list-item>
          <text:p text:style-name="P31">predvedenie tímovej web stránky http://www2.dcs.elf.stuba.sk/TeamProject/2007/team14is-si/</text:p>
        </text:list-item>
        <text:list-item>
          <text:p text:style-name="P31">diskusia s Durajkom a predstavenie ich výsledného produktu</text:p>
        </text:list-item>
      </text:list>
      <text:p text:style-name="P11"/>
      <text:h text:style-name="P27" text:outline-level="1"/>
      <text:h text:style-name="P25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0">ID</text:p>
          </table:table-cell>
          <table:table-cell table:style-name="Table3.A1" office:value-type="string">
            <text:p text:style-name="P20">Člen tímu</text:p>
          </table:table-cell>
          <table:table-cell table:style-name="Table3.A1" office:value-type="string">
            <text:p text:style-name="P20">Úloha</text:p>
          </table:table-cell>
          <table:table-cell table:style-name="Table3.A1" office:value-type="string">
            <text:p text:style-name="P20">Začiatok</text:p>
          </table:table-cell>
          <table:table-cell table:style-name="Table3.A1" office:value-type="string">
            <text:p text:style-name="P20">Koniec</text:p>
          </table:table-cell>
          <table:table-cell table:style-name="Table3.A1" office:value-type="string">
            <text:p text:style-name="P20">Reálne ukončenie</text:p>
          </table:table-cell>
          <table:table-cell table:style-name="Table3.G1" office:value-type="string">
            <text:p text:style-name="P20">Stav</text:p>
          </table:table-cell>
        </table:table-row>
        <table:table-row table:style-name="Table3.2">
          <table:table-cell table:style-name="Table3.A2" office:value-type="string">
            <text:p text:style-name="P19">1.1</text:p>
          </table:table-cell>
          <table:table-cell table:style-name="Table3.A2" office:value-type="string">
            <text:p text:style-name="P21">celý tím</text:p>
          </table:table-cell>
          <table:table-cell table:style-name="Table3.A2" office:value-type="string">
            <text:p text:style-name="P22">analýza pôvodného systému</text:p>
          </table:table-cell>
          <table:table-cell table:style-name="Table3.A2" office:value-type="string">
            <text:p text:style-name="P21">10. 10. 07</text:p>
          </table:table-cell>
          <table:table-cell table:style-name="Table3.A2" office:value-type="string">
            <text:p text:style-name="P21">22. 10. 07</text:p>
          </table:table-cell>
          <table:table-cell table:style-name="Table3.A2" office:value-type="string">
            <text:p text:style-name="P21">-</text:p>
          </table:table-cell>
          <table:table-cell table:style-name="Table3.G2" office:value-type="string">
            <text:p text:style-name="P21">prebieha</text:p>
          </table:table-cell>
        </table:table-row>
        <table:table-row table:style-name="Table3.2">
          <table:table-cell table:style-name="Table3.A2" office:value-type="string">
            <text:p text:style-name="P19">1.2</text:p>
          </table:table-cell>
          <table:table-cell table:style-name="Table3.A2" office:value-type="string">
            <text:p text:style-name="P21">celý tím</text:p>
          </table:table-cell>
          <table:table-cell table:style-name="Table3.A2" office:value-type="string">
            <text:p text:style-name="P22">naša analýza problému</text:p>
          </table:table-cell>
          <table:table-cell table:style-name="Table3.A2" office:value-type="string">
            <text:p text:style-name="P21">10. 10. 07</text:p>
          </table:table-cell>
          <table:table-cell table:style-name="Table3.A2" office:value-type="string">
            <text:p text:style-name="P21">22. 10. 07</text:p>
          </table:table-cell>
          <table:table-cell table:style-name="Table3.A2" office:value-type="string">
            <text:p text:style-name="P21">-</text:p>
          </table:table-cell>
          <table:table-cell table:style-name="Table3.G2" office:value-type="string">
            <text:p text:style-name="P21">prebieha</text:p>
          </table:table-cell>
        </table:table-row>
        <table:table-row table:style-name="Table3.2">
          <table:table-cell table:style-name="Table3.A2" office:value-type="string">
            <text:p text:style-name="P19">1.3</text:p>
          </table:table-cell>
          <table:table-cell table:style-name="Table3.A2" office:value-type="string">
            <text:p text:style-name="P21">celý tím</text:p>
          </table:table-cell>
          <table:table-cell table:style-name="Table3.A2" office:value-type="string">
            <text:p text:style-name="P22">definovanie rozsahu našej nadstavby na doterajší systém</text:p>
          </table:table-cell>
          <table:table-cell table:style-name="Table3.A2" office:value-type="string">
            <text:p text:style-name="P21">10. 10. 07</text:p>
          </table:table-cell>
          <table:table-cell table:style-name="Table3.A2" office:value-type="string">
            <text:p text:style-name="P21">22. 10. 07</text:p>
          </table:table-cell>
          <table:table-cell table:style-name="Table3.A2" office:value-type="string">
            <text:p text:style-name="P21">-</text:p>
          </table:table-cell>
          <table:table-cell table:style-name="Table3.G2" office:value-type="string">
            <text:p text:style-name="P21">prebieha</text:p>
          </table:table-cell>
        </table:table-row>
        <table:table-row table:style-name="Table3.2">
          <table:table-cell table:style-name="Table3.A2" office:value-type="string">
            <text:p text:style-name="P19">1.4</text:p>
          </table:table-cell>
          <table:table-cell table:style-name="Table3.A2" office:value-type="string">
            <text:p text:style-name="P21">LB</text:p>
          </table:table-cell>
          <table:table-cell table:style-name="Table3.A2" office:value-type="string">
            <text:p text:style-name="P22">vytvorenie web prezentácie</text:p>
          </table:table-cell>
          <table:table-cell table:style-name="Table3.A2" office:value-type="string">
            <text:p text:style-name="P21">10. 10. 07</text:p>
          </table:table-cell>
          <table:table-cell table:style-name="Table3.A2" office:value-type="string">
            <text:p text:style-name="P21">15. 10. 07</text:p>
          </table:table-cell>
          <table:table-cell table:style-name="Table3.A2" office:value-type="string">
            <text:p text:style-name="P21">14. 10. 07</text:p>
          </table:table-cell>
          <table:table-cell table:style-name="Table3.G2" office:value-type="string">
            <text:p text:style-name="P21">ukončené</text:p>
          </table:table-cell>
        </table:table-row>
        <table:table-row table:style-name="Table3.2">
          <table:table-cell table:style-name="Table3.A2" office:value-type="string">
            <text:p text:style-name="P19">1.5</text:p>
          </table:table-cell>
          <table:table-cell table:style-name="Table3.A2" office:value-type="string">
            <text:p text:style-name="P21">PC</text:p>
          </table:table-cell>
          <table:table-cell table:style-name="Table3.A2" office:value-type="string">
            <text:p text:style-name="P22">vytvorenie plánu</text:p>
          </table:table-cell>
          <table:table-cell table:style-name="Table3.A2" office:value-type="string">
            <text:p text:style-name="P21">10. 10. 07</text:p>
          </table:table-cell>
          <table:table-cell table:style-name="Table3.A2" office:value-type="string">
            <text:p text:style-name="P21">15. 10. 07</text:p>
          </table:table-cell>
          <table:table-cell table:style-name="Table3.A2" office:value-type="string">
            <text:p text:style-name="P21">12. 10. 07</text:p>
          </table:table-cell>
          <table:table-cell table:style-name="Table3.G2" office:value-type="string">
            <text:p text:style-name="P21">ukončené</text:p>
          </table:table-cell>
        </table:table-row>
        <table:table-row table:style-name="Table3.2">
          <table:table-cell table:style-name="Table3.A2" office:value-type="string">
            <text:p text:style-name="P19">1.6</text:p>
          </table:table-cell>
          <table:table-cell table:style-name="Table3.A2" office:value-type="string">
            <text:p text:style-name="P21">doc. Ing. Jana Minárová, PhD.</text:p>
          </table:table-cell>
          <table:table-cell table:style-name="Table3.A2" office:value-type="string">
            <text:p text:style-name="P22">upresnenie podmienok pripojenia k univerzitnej DB <text:s/></text:p>
          </table:table-cell>
          <table:table-cell table:style-name="Table3.A2" office:value-type="string">
            <text:p text:style-name="P21">10. 10. 07</text:p>
          </table:table-cell>
          <table:table-cell table:style-name="Table3.A2" office:value-type="string">
            <text:p text:style-name="P21">22. 10. 07</text:p>
          </table:table-cell>
          <table:table-cell table:style-name="Table3.A2" office:value-type="string">
            <text:p text:style-name="P21">-</text:p>
          </table:table-cell>
          <table:table-cell table:style-name="Table3.G2" office:value-type="string">
            <text:p text:style-name="P21">prebieha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20">ID</text:p>
          </table:table-cell>
          <table:table-cell table:style-name="Tabuľka2.A1" office:value-type="string">
            <text:p text:style-name="P20">Člen tímu</text:p>
          </table:table-cell>
          <table:table-cell table:style-name="Tabuľka2.A1" office:value-type="string">
            <text:p text:style-name="P20">Úloha</text:p>
          </table:table-cell>
          <table:table-cell table:style-name="Tabuľka2.A1" office:value-type="string">
            <text:p text:style-name="P20">Začiatok</text:p>
          </table:table-cell>
          <table:table-cell table:style-name="Tabuľka2.E1" office:value-type="string">
            <text:p text:style-name="P20">Koniec</text:p>
          </table:table-cell>
        </table:table-row>
        <table:table-row>
          <table:table-cell table:style-name="Tabuľka2.A2" office:value-type="string">
            <text:p text:style-name="P19">2.1</text:p>
          </table:table-cell>
          <table:table-cell table:style-name="Tabuľka2.A2" office:value-type="string">
            <text:p text:style-name="P19">PC</text:p>
          </table:table-cell>
          <table:table-cell table:style-name="Tabuľka2.A2" office:value-type="string">
            <text:p text:style-name="P18">poslať p. Minárovej adresu web stránky tímu</text:p>
          </table:table-cell>
          <table:table-cell table:style-name="Tabuľka2.A2" office:value-type="string">
            <text:p text:style-name="P19">15. 10. 07</text:p>
          </table:table-cell>
          <table:table-cell table:style-name="Tabuľka2.E2" office:value-type="string">
            <text:p text:style-name="P19">16. 10. 07</text:p>
          </table:table-cell>
        </table:table-row>
        <table:table-row>
          <table:table-cell table:style-name="Tabuľka2.A2" office:value-type="string">
            <text:p text:style-name="P19">2.2</text:p>
          </table:table-cell>
          <table:table-cell table:style-name="Tabuľka2.A2" office:value-type="string">
            <text:p text:style-name="P19">celý tím</text:p>
          </table:table-cell>
          <table:table-cell table:style-name="Tabuľka2.A2" office:value-type="string">
            <text:p text:style-name="P18">prečítať si CakePHP manuál</text:p>
          </table:table-cell>
          <table:table-cell table:style-name="Tabuľka2.A2" office:value-type="string">
            <text:p text:style-name="P19">15. 10. 07</text:p>
          </table:table-cell>
          <table:table-cell table:style-name="Tabuľka2.E2" office:value-type="string">
            <text:p text:style-name="P19">22. 10. 07</text:p>
          </table:table-cell>
        </table:table-row>
        <table:table-row>
          <table:table-cell table:style-name="Tabuľka2.A2" office:value-type="string">
            <text:p text:style-name="P19">2.3</text:p>
          </table:table-cell>
          <table:table-cell table:style-name="Tabuľka2.A2" office:value-type="string">
            <text:p text:style-name="P19">LB, JHO</text:p>
          </table:table-cell>
          <table:table-cell table:style-name="Tabuľka2.A2" office:value-type="string">
            <text:p text:style-name="P18">prejsť si ešte raz zdrojový kód</text:p>
          </table:table-cell>
          <table:table-cell table:style-name="Tabuľka2.A2" office:value-type="string">
            <text:p text:style-name="P19">15. 10. 07</text:p>
          </table:table-cell>
          <table:table-cell table:style-name="Tabuľka2.E2" office:value-type="string">
            <text:p text:style-name="P19">22. 10. 07</text:p>
          </table:table-cell>
        </table:table-row>
        <table:table-row>
          <table:table-cell table:style-name="Tabuľka2.A2" office:value-type="string">
            <text:p text:style-name="P19">2.4</text:p>
          </table:table-cell>
          <table:table-cell table:style-name="Tabuľka2.A2" office:value-type="string">
            <text:p text:style-name="P19">celý tím</text:p>
          </table:table-cell>
          <table:table-cell table:style-name="Tabuľka2.A2" office:value-type="string">
            <text:p text:style-name="P18">rozdeliť role v tíme</text:p>
          </table:table-cell>
          <table:table-cell table:style-name="Tabuľka2.A2" office:value-type="string">
            <text:p text:style-name="P19">15. 10. 07</text:p>
          </table:table-cell>
          <table:table-cell table:style-name="Tabuľka2.E2" office:value-type="string">
            <text:p text:style-name="P19">22. 10. 07</text:p>
          </table:table-cell>
        </table:table-row>
      </table:table>
      <text:p text:style-name="Standard"/>
      <text:p text:style-name="P26">Zápisnica zo stretnutia č. 3</text:p>
      <text:p text:style-name="P2"/>
      <text:p text:style-name="P3">Dátum stretnutia:<text:span text:style-name="T1"><text:tab/>22. 10. 2007</text:span></text:p>
      <text:p text:style-name="P3">Čas stretnutia:<text:span text:style-name="T1"><text:tab/></text:span><text:span text:style-name="T2">od:</text:span><text:span text:style-name="T1"> 10:00<text:tab/></text:span><text:span text:style-name="T2">do: </text:span>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Bc. Pavol Fábik<text:tab/><text:tab/><text:span text:style-name="T2">Vypracované dňa:</text:span> 22. 10. 2007</text:p>
      <text:p text:style-name="P4"/>
      <text:h text:style-name="Heading_20_1" text:outline-level="1">Zúčastnení</text:h>
      <text:p text:style-name="P9"/>
      <table:table table:name="Tabuľka3" table:style-name="Tabuľka3">
        <table:table-column table:style-name="Tabuľka3.A"/>
        <table:table-column table:style-name="Tabuľka3.B"/>
        <table:table-row>
          <table:table-cell table:style-name="Tabuľka3.A1" office:value-type="string">
            <text:p text:style-name="P18">Pedagóg:</text:p>
          </table:table-cell>
          <table:table-cell table:style-name="Tabuľka3.B1" office:value-type="string">
            <text:p text:style-name="P18">doc. Ing. Jana Minárová, PhD.</text:p>
          </table:table-cell>
        </table:table-row>
        <table:table-row>
          <table:table-cell table:style-name="Tabuľka3.A2" office:value-type="string">
            <text:p text:style-name="P18">Členovia tímu:</text:p>
          </table:table-cell>
          <table:table-cell table:style-name="Tabuľka3.B2" office:value-type="string">
            <text:p text:style-name="P18">Bc. Ľuboš Bartoš (LB)</text:p>
            <text:p text:style-name="P18">Bc. Peter Cích (PC)</text:p>
            <text:p text:style-name="P18">Bc. Pavol Fábik (PF)</text:p>
            <text:p text:style-name="P18">Bc. Ján Garaj (JG)</text:p>
            <text:p text:style-name="P18">Bc. Jozef Hergott (JHE)</text:p>
            <text:p text:style-name="P18">Bc. Jozef Hopko (JHO)</text:p>
          </table:table-cell>
        </table:table-row>
        <table:table-row>
          <table:table-cell table:style-name="Tabuľka3.A2" office:value-type="string">
            <text:p text:style-name="P18">Hostia:</text:p>
          </table:table-cell>
          <table:table-cell table:style-name="Tabuľka3.B2" office:value-type="string">
            <text:p text:style-name="P18">Bc. Durajka František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Prostriedky na podporu tímového projektu</text:p>
      <text:p text:style-name="P10"/>
      <text:h text:style-name="Heading_20_1" text:outline-level="1">Priebeh stretnutia</text:h>
      <text:p text:style-name="Text_20_body"/>
      <text:list text:style-name="L3">
        <text:list-item>
          <text:p text:style-name="P69">diskusia s vedúcim projektu</text:p>
        </text:list-item>
      </text:list>
      <text:list text:style-name="L4">
        <text:list-item>
          <text:p text:style-name="P35">zhodnotenie plnenia úloh z minulého týždňa</text:p>
        </text:list-item>
        <text:list-item>
          <text:p text:style-name="P35">stanovenie nových úloh do ďalšieho stretnutia</text:p>
        </text:list-item>
        <text:list-item>
          <text:p text:style-name="P35">prezentácia kolaboratívneho softvéru e-Group ware</text:p>
        </text:list-item>
        <text:list-item>
          <text:p text:style-name="P35">upload zdrojových kódov do depozitára</text:p>
        </text:list-item>
        <text:list-item>
          <text:p text:style-name="P35">diskusia o spustení webu</text:p>
        </text:list-item>
      </text:list>
      <text:p text:style-name="P10"/>
      <text:h text:style-name="P25" text:outline-level="1">Stav plnenia úloh</text:h>
      <text:p text:style-name="P10"/>
      <table:table table:name="Tabuľka4" table:style-name="Tabuľka4">
        <table:table-column table:style-name="Tabuľka4.A"/>
        <table:table-column table:style-name="Tabuľka4.B"/>
        <table:table-column table:style-name="Tabuľka4.C"/>
        <table:table-column table:style-name="Tabuľka4.D"/>
        <table:table-column table:style-name="Tabuľka4.E"/>
        <table:table-column table:style-name="Tabuľka4.F"/>
        <table:table-column table:style-name="Tabuľka4.G"/>
        <table:table-row>
          <table:table-cell table:style-name="Tabuľka4.A1" office:value-type="string">
            <text:p text:style-name="P20">ID</text:p>
          </table:table-cell>
          <table:table-cell table:style-name="Tabuľka4.A1" office:value-type="string">
            <text:p text:style-name="P20">Člen tímu</text:p>
          </table:table-cell>
          <table:table-cell table:style-name="Tabuľka4.A1" office:value-type="string">
            <text:p text:style-name="P20">Úloha</text:p>
          </table:table-cell>
          <table:table-cell table:style-name="Tabuľka4.A1" office:value-type="string">
            <text:p text:style-name="P20">Začiatok</text:p>
          </table:table-cell>
          <table:table-cell table:style-name="Tabuľka4.A1" office:value-type="string">
            <text:p text:style-name="P20">Koniec</text:p>
          </table:table-cell>
          <table:table-cell table:style-name="Tabuľka4.A1" office:value-type="string">
            <text:p text:style-name="P20">Reálne ukončenie</text:p>
          </table:table-cell>
          <table:table-cell table:style-name="Tabuľka4.G1" office:value-type="string">
            <text:p text:style-name="P20">Stav</text:p>
          </table:table-cell>
        </table:table-row>
        <table:table-row table:style-name="Tabuľka4.2">
          <table:table-cell table:style-name="Tabuľka4.A2" office:value-type="string">
            <text:p text:style-name="P19">1.1</text:p>
          </table:table-cell>
          <table:table-cell table:style-name="Tabuľka4.A2" office:value-type="string">
            <text:p text:style-name="P21">celý tím</text:p>
          </table:table-cell>
          <table:table-cell table:style-name="Tabuľka4.A2" office:value-type="string">
            <text:p text:style-name="P22">analýza pôvodného systému</text:p>
          </table:table-cell>
          <table:table-cell table:style-name="Tabuľka4.A2" office:value-type="string">
            <text:p text:style-name="P21">10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G2" office:value-type="string">
            <text:p text:style-name="P21">ukončené</text:p>
          </table:table-cell>
        </table:table-row>
        <table:table-row table:style-name="Tabuľka4.2">
          <table:table-cell table:style-name="Tabuľka4.A2" office:value-type="string">
            <text:p text:style-name="P19">1.2</text:p>
          </table:table-cell>
          <table:table-cell table:style-name="Tabuľka4.A2" office:value-type="string">
            <text:p text:style-name="P21">celý tím</text:p>
          </table:table-cell>
          <table:table-cell table:style-name="Tabuľka4.A2" office:value-type="string">
            <text:p text:style-name="P22">naša analýza problému</text:p>
          </table:table-cell>
          <table:table-cell table:style-name="Tabuľka4.A2" office:value-type="string">
            <text:p text:style-name="P21">10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G2" office:value-type="string">
            <text:p text:style-name="P21">ukončené</text:p>
          </table:table-cell>
        </table:table-row>
        <table:table-row table:style-name="Tabuľka4.2">
          <table:table-cell table:style-name="Tabuľka4.A2" office:value-type="string">
            <text:p text:style-name="P19">1.3</text:p>
          </table:table-cell>
          <table:table-cell table:style-name="Tabuľka4.A2" office:value-type="string">
            <text:p text:style-name="P21">celý tím</text:p>
          </table:table-cell>
          <table:table-cell table:style-name="Tabuľka4.A2" office:value-type="string">
            <text:p text:style-name="P22">definovanie rozsahu našej nadstavby na doterajší systém</text:p>
          </table:table-cell>
          <table:table-cell table:style-name="Tabuľka4.A2" office:value-type="string">
            <text:p text:style-name="P21">10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G2" office:value-type="string">
            <text:p text:style-name="P21">ukončené</text:p>
          </table:table-cell>
        </table:table-row>
        <table:table-row table:style-name="Tabuľka4.2">
          <table:table-cell table:style-name="Tabuľka4.A2" office:value-type="string">
            <text:p text:style-name="P19">1.6</text:p>
          </table:table-cell>
          <table:table-cell table:style-name="Tabuľka4.A2" office:value-type="string">
            <text:p text:style-name="P21">doc. Ing. Jana Minárová, PhD.</text:p>
          </table:table-cell>
          <table:table-cell table:style-name="Tabuľka4.A2" office:value-type="string">
            <text:p text:style-name="P22">upresnenie podmienok pripojenia k univerzitnej DB <text:s/></text:p>
          </table:table-cell>
          <table:table-cell table:style-name="Tabuľka4.A2" office:value-type="string">
            <text:p text:style-name="P21">10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A2" office:value-type="string">
            <text:p text:style-name="P21">-</text:p>
          </table:table-cell>
          <table:table-cell table:style-name="Tabuľka4.G2" office:value-type="string">
            <text:p text:style-name="P21">prebieha</text:p>
          </table:table-cell>
        </table:table-row>
        <table:table-row table:style-name="Tabuľka4.2">
          <table:table-cell table:style-name="Tabuľka4.A2" office:value-type="string">
            <text:p text:style-name="P19">2.1</text:p>
          </table:table-cell>
          <table:table-cell table:style-name="Tabuľka4.A2" office:value-type="string">
            <text:p text:style-name="P21">PC</text:p>
          </table:table-cell>
          <table:table-cell table:style-name="Tabuľka4.A2" office:value-type="string">
            <text:p text:style-name="P22">poslať p. Minárovej adresu web stránky tímu</text:p>
          </table:table-cell>
          <table:table-cell table:style-name="Tabuľka4.A2" office:value-type="string">
            <text:p text:style-name="P21">15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A2" office:value-type="string">
            <text:p text:style-name="P21">16. 10. 07</text:p>
          </table:table-cell>
          <table:table-cell table:style-name="Tabuľka4.G2" office:value-type="string">
            <text:p text:style-name="P21">ukončené</text:p>
          </table:table-cell>
        </table:table-row>
        <table:table-row table:style-name="Tabuľka4.2">
          <table:table-cell table:style-name="Tabuľka4.A2" office:value-type="string">
            <text:p text:style-name="P19">2.2</text:p>
          </table:table-cell>
          <table:table-cell table:style-name="Tabuľka4.A2" office:value-type="string">
            <text:p text:style-name="P21">celý tím</text:p>
          </table:table-cell>
          <table:table-cell table:style-name="Tabuľka4.A2" office:value-type="string">
            <text:p text:style-name="P22">prečítať si CakePHP manuál</text:p>
          </table:table-cell>
          <table:table-cell table:style-name="Tabuľka4.A2" office:value-type="string">
            <text:p text:style-name="P21">15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A2" office:value-type="string">
            <text:p text:style-name="P21">-</text:p>
          </table:table-cell>
          <table:table-cell table:style-name="Tabuľka4.G2" office:value-type="string">
            <text:p text:style-name="P21">prebieha</text:p>
          </table:table-cell>
        </table:table-row>
        <table:table-row table:style-name="Tabuľka4.2">
          <table:table-cell table:style-name="Tabuľka4.A2" office:value-type="string">
            <text:p text:style-name="P19">2.3</text:p>
          </table:table-cell>
          <table:table-cell table:style-name="Tabuľka4.A2" office:value-type="string">
            <text:p text:style-name="P21">LB, JHO</text:p>
          </table:table-cell>
          <table:table-cell table:style-name="Tabuľka4.A2" office:value-type="string">
            <text:p text:style-name="P22">prejsť si ešte raz zdrojový kód</text:p>
          </table:table-cell>
          <table:table-cell table:style-name="Tabuľka4.A2" office:value-type="string">
            <text:p text:style-name="P21">15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A2" office:value-type="string">
            <text:p text:style-name="P21">-</text:p>
          </table:table-cell>
          <table:table-cell table:style-name="Tabuľka4.G2" office:value-type="string">
            <text:p text:style-name="P21">prebieha</text:p>
          </table:table-cell>
        </table:table-row>
        <table:table-row table:style-name="Tabuľka4.2">
          <table:table-cell table:style-name="Tabuľka4.A2" office:value-type="string">
            <text:p text:style-name="P19">2.4</text:p>
          </table:table-cell>
          <table:table-cell table:style-name="Tabuľka4.A2" office:value-type="string">
            <text:p text:style-name="P21">celý tím</text:p>
          </table:table-cell>
          <table:table-cell table:style-name="Tabuľka4.A2" office:value-type="string">
            <text:p text:style-name="P22">rozdeliť role v tíme</text:p>
          </table:table-cell>
          <table:table-cell table:style-name="Tabuľka4.A2" office:value-type="string">
            <text:p text:style-name="P21">15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G2" office:value-type="string">
            <text:p text:style-name="P21">ukončené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column table:style-name="Tabuľka5.E"/>
        <table:table-row>
          <table:table-cell table:style-name="Tabuľka5.A1" office:value-type="string">
            <text:p text:style-name="P20">ID</text:p>
          </table:table-cell>
          <table:table-cell table:style-name="Tabuľka5.A1" office:value-type="string">
            <text:p text:style-name="P20">Člen tímu</text:p>
          </table:table-cell>
          <table:table-cell table:style-name="Tabuľka5.A1" office:value-type="string">
            <text:p text:style-name="P20">Úloha</text:p>
          </table:table-cell>
          <table:table-cell table:style-name="Tabuľka5.A1" office:value-type="string">
            <text:p text:style-name="P20">Začiatok</text:p>
          </table:table-cell>
          <table:table-cell table:style-name="Tabuľka5.E1" office:value-type="string">
            <text:p text:style-name="P20">Koniec</text:p>
          </table:table-cell>
        </table:table-row>
        <table:table-row>
          <table:table-cell table:style-name="Tabuľka5.A2" office:value-type="string">
            <text:p text:style-name="P19">3.1</text:p>
          </table:table-cell>
          <table:table-cell table:style-name="Tabuľka5.A2" office:value-type="string">
            <text:p text:style-name="P19">LB</text:p>
          </table:table-cell>
          <table:table-cell table:style-name="Tabuľka5.A2" office:value-type="string">
            <text:p text:style-name="P18">Dorobiť web stránku (pridať fotky)</text:p>
          </table:table-cell>
          <table:table-cell table:style-name="Tabuľka5.A2" office:value-type="string">
            <text:p text:style-name="P19">22. 10. 07</text:p>
          </table:table-cell>
          <table:table-cell table:style-name="Tabuľka5.E2" office:value-type="string">
            <text:p text:style-name="P19">29. 10. 07</text:p>
          </table:table-cell>
        </table:table-row>
        <table:table-row>
          <table:table-cell table:style-name="Tabuľka5.A2" office:value-type="string">
            <text:p text:style-name="P19">3.2</text:p>
          </table:table-cell>
          <table:table-cell table:style-name="Tabuľka5.A2" office:value-type="string">
            <text:p text:style-name="P19">LB</text:p>
          </table:table-cell>
          <table:table-cell table:style-name="Tabuľka5.A2" office:value-type="string">
            <text:p text:style-name="P18">Pridať na web stránku Myšlienkovú mapu</text:p>
          </table:table-cell>
          <table:table-cell table:style-name="Tabuľka5.A2" office:value-type="string">
            <text:p text:style-name="P19">22. 10. 07</text:p>
          </table:table-cell>
          <table:table-cell table:style-name="Tabuľka5.E2" office:value-type="string">
            <text:p text:style-name="P19">29. 10. 07</text:p>
          </table:table-cell>
        </table:table-row>
        <table:table-row>
          <table:table-cell table:style-name="Tabuľka5.A2" office:value-type="string">
            <text:p text:style-name="P19">3.3</text:p>
          </table:table-cell>
          <table:table-cell table:style-name="Tabuľka5.A2" office:value-type="string">
            <text:p text:style-name="P19">JHE, PC</text:p>
          </table:table-cell>
          <table:table-cell table:style-name="Tabuľka5.A2" office:value-type="string">
            <text:p text:style-name="P18">Vytvorenie dokumentu analýzy</text:p>
          </table:table-cell>
          <table:table-cell table:style-name="Tabuľka5.A2" office:value-type="string">
            <text:p text:style-name="P19">22. 10. 07</text:p>
          </table:table-cell>
          <table:table-cell table:style-name="Tabuľka5.E2" office:value-type="string">
            <text:p text:style-name="P19">29. 10. 07</text:p>
          </table:table-cell>
        </table:table-row>
      </table:table>
      <text:p text:style-name="Standard"/>
      <text:p text:style-name="P26">Zápisnica zo stretnutia č. 4</text:p>
      <text:p text:style-name="P2"/>
      <text:p text:style-name="P3">Dátum stretnutia:<text:span text:style-name="T1"><text:tab/>29. 10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Ján Garaj<text:tab/><text:tab/><text:span text:style-name="T2">Vypracované dňa:</text:span> 30. 10. 2007</text:p>
      <text:p text:style-name="P4"/>
      <text:h text:style-name="Heading_20_1" text:outline-level="1">Zúčastnení</text:h>
      <text:p text:style-name="P9"/>
      <table:table table:name="Tabuľka6" table:style-name="Tabuľka6">
        <table:table-column table:style-name="Tabuľka6.A"/>
        <table:table-column table:style-name="Tabuľka6.B"/>
        <table:table-row>
          <table:table-cell table:style-name="Tabuľka6.A1" office:value-type="string">
            <text:p text:style-name="P18">Pedagóg:</text:p>
          </table:table-cell>
          <table:table-cell table:style-name="Tabuľka6.B1" office:value-type="string">
            <text:p text:style-name="P18">doc. Ing. Jana Minárová, PhD.</text:p>
          </table:table-cell>
        </table:table-row>
        <table:table-row>
          <table:table-cell table:style-name="Tabuľka6.A2" office:value-type="string">
            <text:p text:style-name="P18">Členovia tímu:</text:p>
          </table:table-cell>
          <table:table-cell table:style-name="Tabuľka6.B2" office:value-type="string">
            <text:p text:style-name="P18">Bc. Ľuboš Bartoš (LB),</text:p>
            <text:p text:style-name="P18">Bc. Peter Cích (PC)</text:p>
            <text:p text:style-name="P18">Bc. Pavol Fábik (PF),</text:p>
            <text:p text:style-name="P18">Bc. Ján Garaj (JG)</text:p>
            <text:p text:style-name="P18">Bc. Jozef Hergott (JHE)</text:p>
            <text:p text:style-name="P18">Bc. Jozef Hopko (JHO)</text:p>
          </table:table-cell>
        </table:table-row>
        <table:table-row>
          <table:table-cell table:style-name="Tabuľka6.A2" office:value-type="string">
            <text:p text:style-name="P18">Hostia:</text:p>
          </table:table-cell>
          <table:table-cell table:style-name="Tabuľka6.B2" office:value-type="string">
            <text:p text:style-name="P18">prof. Ing. Mária Bieliková, PhD.,</text:p>
            <text:p text:style-name="P18">Bc. František Durajka,</text:p>
            <text:p text:style-name="P18">prom. mat. Ľubica Hanulová,</text:p>
            <text:p text:style-name="P18">Ľubica Husková,</text:p>
            <text:p text:style-name="P18">Ing. Jozef Pažin,</text:p>
            <text:p text:style-name="P18">členovia tímu číslo 12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Požiadavky, možnosti, predstavy na portál pre absolventov zo strany fakulty.</text:p>
      <text:p text:style-name="P10"/>
      <text:h text:style-name="Heading_20_1" text:outline-level="1">Priebeh stretnutia</text:h>
      <text:p text:style-name="Text_20_body"/>
      <text:list text:style-name="L5">
        <text:list-item>
          <text:p text:style-name="P40">diskusia s prof. Bielikovou (oficiálne zastupovala FIIT STU), s pani Huskovou (študijné oddelenie FIIT STU) a s ďalšími zúčastnenými hosťami o problematike ALUMNI. (viď príloha A)</text:p>
        </text:list-item>
      </text:list>
      <text:h text:style-name="P25" text:outline-level="1">Stav plnenia úloh</text:h>
      <text:p text:style-name="P10"/>
      <table:table table:name="Tabuľka7" table:style-name="Tabuľka7">
        <table:table-column table:style-name="Tabuľka7.A"/>
        <table:table-column table:style-name="Tabuľka7.B"/>
        <table:table-column table:style-name="Tabuľka7.C"/>
        <table:table-column table:style-name="Tabuľka7.D"/>
        <table:table-column table:style-name="Tabuľka7.E"/>
        <table:table-column table:style-name="Tabuľka7.F"/>
        <table:table-column table:style-name="Tabuľka7.G"/>
        <table:table-row>
          <table:table-cell table:style-name="Tabuľka7.A1" office:value-type="string">
            <text:p text:style-name="P20">ID</text:p>
          </table:table-cell>
          <table:table-cell table:style-name="Tabuľka7.A1" office:value-type="string">
            <text:p text:style-name="P20">Člen tímu</text:p>
          </table:table-cell>
          <table:table-cell table:style-name="Tabuľka7.A1" office:value-type="string">
            <text:p text:style-name="P20">Úloha</text:p>
          </table:table-cell>
          <table:table-cell table:style-name="Tabuľka7.A1" office:value-type="string">
            <text:p text:style-name="P20">Začiatok</text:p>
          </table:table-cell>
          <table:table-cell table:style-name="Tabuľka7.A1" office:value-type="string">
            <text:p text:style-name="P20">Koniec</text:p>
          </table:table-cell>
          <table:table-cell table:style-name="Tabuľka7.A1" office:value-type="string">
            <text:p text:style-name="P20">Reálne ukončenie</text:p>
          </table:table-cell>
          <table:table-cell table:style-name="Tabuľka7.G1" office:value-type="string">
            <text:p text:style-name="P20">Stav</text:p>
          </table:table-cell>
        </table:table-row>
        <table:table-row table:style-name="Tabuľka7.2">
          <table:table-cell table:style-name="Tabuľka7.A2" office:value-type="string">
            <text:p text:style-name="P19">1.6</text:p>
          </table:table-cell>
          <table:table-cell table:style-name="Tabuľka7.A2" office:value-type="string">
            <text:p text:style-name="P21">doc. Ing. Jana Minárová, PhD.</text:p>
          </table:table-cell>
          <table:table-cell table:style-name="Tabuľka7.A2" office:value-type="string">
            <text:p text:style-name="P22">upresnenie podmienok pripojenia k univerzitnej DB <text:s/></text:p>
          </table:table-cell>
          <table:table-cell table:style-name="Tabuľka7.A2" office:value-type="string">
            <text:p text:style-name="P21">10. 10. 07</text:p>
          </table:table-cell>
          <table:table-cell table:style-name="Tabuľka7.A2" office:value-type="string">
            <text:p text:style-name="P21">29. 10. 07</text:p>
          </table:table-cell>
          <table:table-cell table:style-name="Tabuľka7.A2" office:value-type="string">
            <text:p text:style-name="P21">29. 10. 07</text:p>
          </table:table-cell>
          <table:table-cell table:style-name="Tabuľka7.G2" office:value-type="string">
            <text:p text:style-name="P21">ukončené</text:p>
          </table:table-cell>
        </table:table-row>
        <table:table-row table:style-name="Tabuľka7.2">
          <table:table-cell table:style-name="Tabuľka7.A2" office:value-type="string">
            <text:p text:style-name="P19">2.2</text:p>
          </table:table-cell>
          <table:table-cell table:style-name="Tabuľka7.A2" office:value-type="string">
            <text:p text:style-name="P21">celý tím</text:p>
          </table:table-cell>
          <table:table-cell table:style-name="Tabuľka7.A2" office:value-type="string">
            <text:p text:style-name="P22">prečítať si CakePHP manuál</text:p>
          </table:table-cell>
          <table:table-cell table:style-name="Tabuľka7.A2" office:value-type="string">
            <text:p text:style-name="P21">15. 10. 07</text:p>
          </table:table-cell>
          <table:table-cell table:style-name="Tabuľka7.A2" office:value-type="string">
            <text:p text:style-name="P21">22. 10. 07</text:p>
          </table:table-cell>
          <table:table-cell table:style-name="Tabuľka7.A2" office:value-type="string">
            <text:p text:style-name="P21">-</text:p>
          </table:table-cell>
          <table:table-cell table:style-name="Tabuľka7.G2" office:value-type="string">
            <text:p text:style-name="P21">prebieha</text:p>
          </table:table-cell>
        </table:table-row>
        <table:table-row table:style-name="Tabuľka7.2">
          <table:table-cell table:style-name="Tabuľka7.A2" office:value-type="string">
            <text:p text:style-name="P19">2.3</text:p>
          </table:table-cell>
          <table:table-cell table:style-name="Tabuľka7.A2" office:value-type="string">
            <text:p text:style-name="P21">LB, JHO</text:p>
          </table:table-cell>
          <table:table-cell table:style-name="Tabuľka7.A2" office:value-type="string">
            <text:p text:style-name="P22">prejsť si ešte raz zdrojový kód</text:p>
          </table:table-cell>
          <table:table-cell table:style-name="Tabuľka7.A2" office:value-type="string">
            <text:p text:style-name="P21">15. 10. 07</text:p>
          </table:table-cell>
          <table:table-cell table:style-name="Tabuľka7.A2" office:value-type="string">
            <text:p text:style-name="P21">22. 10. 07</text:p>
          </table:table-cell>
          <table:table-cell table:style-name="Tabuľka7.A2" office:value-type="string">
            <text:p text:style-name="P21">-</text:p>
          </table:table-cell>
          <table:table-cell table:style-name="Tabuľka7.G2" office:value-type="string">
            <text:p text:style-name="P21">prebieha</text:p>
          </table:table-cell>
        </table:table-row>
        <table:table-row table:style-name="Tabuľka7.2">
          <table:table-cell table:style-name="Tabuľka7.A2" office:value-type="string">
            <text:p text:style-name="P19">3.1</text:p>
          </table:table-cell>
          <table:table-cell table:style-name="Tabuľka7.A2" office:value-type="string">
            <text:p text:style-name="P21">LB</text:p>
          </table:table-cell>
          <table:table-cell table:style-name="Tabuľka7.A2" office:value-type="string">
            <text:p text:style-name="P22">dorobiť web stránku (pridať fotky)</text:p>
          </table:table-cell>
          <table:table-cell table:style-name="Tabuľka7.A2" office:value-type="string">
            <text:p text:style-name="P21">22. 10. 07</text:p>
          </table:table-cell>
          <table:table-cell table:style-name="Tabuľka7.A2" office:value-type="string">
            <text:p text:style-name="P21">29. 10. 07</text:p>
          </table:table-cell>
          <table:table-cell table:style-name="Tabuľka7.A2" office:value-type="string">
            <text:p text:style-name="P21">29. 10. 07</text:p>
          </table:table-cell>
          <table:table-cell table:style-name="Tabuľka7.G2" office:value-type="string">
            <text:p text:style-name="P21">ukončené</text:p>
          </table:table-cell>
        </table:table-row>
        <table:table-row table:style-name="Tabuľka7.2">
          <table:table-cell table:style-name="Tabuľka7.A2" office:value-type="string">
            <text:p text:style-name="P19">3.2</text:p>
          </table:table-cell>
          <table:table-cell table:style-name="Tabuľka7.A2" office:value-type="string">
            <text:p text:style-name="P21">LB</text:p>
          </table:table-cell>
          <table:table-cell table:style-name="Tabuľka7.A2" office:value-type="string">
            <text:p text:style-name="P22">pridať na web stránku Myšlienkovú mapu</text:p>
          </table:table-cell>
          <table:table-cell table:style-name="Tabuľka7.A2" office:value-type="string">
            <text:p text:style-name="P21">22. 10. 07</text:p>
          </table:table-cell>
          <table:table-cell table:style-name="Tabuľka7.A2" office:value-type="string">
            <text:p text:style-name="P21">29. 10. 07</text:p>
          </table:table-cell>
          <table:table-cell table:style-name="Tabuľka7.A2" office:value-type="string">
            <text:p text:style-name="P21">29. 10. 07</text:p>
          </table:table-cell>
          <table:table-cell table:style-name="Tabuľka7.G2" office:value-type="string">
            <text:p text:style-name="P21">ukončené</text:p>
          </table:table-cell>
        </table:table-row>
        <table:table-row table:style-name="Tabuľka7.2">
          <table:table-cell table:style-name="Tabuľka7.A2" office:value-type="string">
            <text:p text:style-name="P19">3.3</text:p>
          </table:table-cell>
          <table:table-cell table:style-name="Tabuľka7.A2" office:value-type="string">
            <text:p text:style-name="P21">JHE, PC</text:p>
          </table:table-cell>
          <table:table-cell table:style-name="Tabuľka7.A2" office:value-type="string">
            <text:p text:style-name="P22">vytvorenie dokumentu analýzy</text:p>
          </table:table-cell>
          <table:table-cell table:style-name="Tabuľka7.A2" office:value-type="string">
            <text:p text:style-name="P21">22. 10. 07</text:p>
          </table:table-cell>
          <table:table-cell table:style-name="Tabuľka7.A2" office:value-type="string">
            <text:p text:style-name="P21">29. 10. 07</text:p>
          </table:table-cell>
          <table:table-cell table:style-name="Tabuľka7.A2" office:value-type="string">
            <text:p text:style-name="P21">-</text:p>
          </table:table-cell>
          <table:table-cell table:style-name="Tabuľka7.G2" office:value-type="string">
            <text:p text:style-name="P21">prebieha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uľka8" table:style-name="Tabuľka8">
        <table:table-column table:style-name="Tabuľka8.A"/>
        <table:table-column table:style-name="Tabuľka8.B"/>
        <table:table-column table:style-name="Tabuľka8.C"/>
        <table:table-column table:style-name="Tabuľka8.D"/>
        <table:table-column table:style-name="Tabuľka8.E"/>
        <table:table-row>
          <table:table-cell table:style-name="Tabuľka8.A1" office:value-type="string">
            <text:p text:style-name="P20">ID</text:p>
          </table:table-cell>
          <table:table-cell table:style-name="Tabuľka8.A1" office:value-type="string">
            <text:p text:style-name="P20">Člen tímu</text:p>
          </table:table-cell>
          <table:table-cell table:style-name="Tabuľka8.A1" office:value-type="string">
            <text:p text:style-name="P20">Úloha</text:p>
          </table:table-cell>
          <table:table-cell table:style-name="Tabuľka8.A1" office:value-type="string">
            <text:p text:style-name="P20">Začiatok</text:p>
          </table:table-cell>
          <table:table-cell table:style-name="Tabuľka8.E1" office:value-type="string">
            <text:p text:style-name="P20">Koniec</text:p>
          </table:table-cell>
        </table:table-row>
        <table:table-row>
          <table:table-cell table:style-name="Tabuľka8.A2" office:value-type="string">
            <text:p text:style-name="P19">4.1</text:p>
          </table:table-cell>
          <table:table-cell table:style-name="Tabuľka8.A2" office:value-type="string">
            <text:p text:style-name="P19">JG</text:p>
          </table:table-cell>
          <table:table-cell table:style-name="Tabuľka8.A2" office:value-type="string">
            <text:p text:style-name="P18">dohodnúť sa s paralelným tímom na spoločnom modeli databázy, prípadne iných skutočnostiach</text:p>
          </table:table-cell>
          <table:table-cell table:style-name="Tabuľka8.A2" office:value-type="string">
            <text:p text:style-name="P19">29. 10. 2007</text:p>
          </table:table-cell>
          <table:table-cell table:style-name="Tabuľka8.E2" office:value-type="string">
            <text:p text:style-name="P19">5. 11. 2007</text:p>
          </table:table-cell>
        </table:table-row>
        <table:table-row>
          <table:table-cell table:style-name="Tabuľka8.A2" office:value-type="string">
            <text:p text:style-name="P19">4.2</text:p>
          </table:table-cell>
          <table:table-cell table:style-name="Tabuľka8.A2" office:value-type="string">
            <text:p text:style-name="P19">doc. Ing. Jana Minárová, PhD.</text:p>
          </table:table-cell>
          <table:table-cell table:style-name="Tabuľka8.A2" office:value-type="string">
            <text:p text:style-name="P18">poslať tímu štruktúru databázy z AIS</text:p>
          </table:table-cell>
          <table:table-cell table:style-name="Tabuľka8.A2" office:value-type="string">
            <text:p text:style-name="P19">29. 10. 2007</text:p>
          </table:table-cell>
          <table:table-cell table:style-name="Tabuľka8.E2" office:value-type="string">
            <text:p text:style-name="P19">5. 11. 2007</text:p>
          </table:table-cell>
        </table:table-row>
        <table:table-row>
          <table:table-cell table:style-name="Tabuľka8.A2" office:value-type="string">
            <text:p text:style-name="P19">4.3</text:p>
          </table:table-cell>
          <table:table-cell table:style-name="Tabuľka8.A2" office:value-type="string">
            <text:p text:style-name="P19">PC</text:p>
          </table:table-cell>
          <table:table-cell table:style-name="Tabuľka8.A2" office:value-type="string">
            <text:p text:style-name="P18">poslať <text:s/>link na dokumentáciu (foto/video) zo stretnutia prof. Bielikovej</text:p>
          </table:table-cell>
          <table:table-cell table:style-name="Tabuľka8.A2" office:value-type="string">
            <text:p text:style-name="P19">29. 10. 2007</text:p>
          </table:table-cell>
          <table:table-cell table:style-name="Tabuľka8.E2" office:value-type="string">
            <text:p text:style-name="P19">5. 11. 2007</text:p>
          </table:table-cell>
        </table:table-row>
        <table:table-row>
          <table:table-cell table:style-name="Tabuľka8.A2" office:value-type="string">
            <text:p text:style-name="P19">4.4</text:p>
          </table:table-cell>
          <table:table-cell table:style-name="Tabuľka8.A2" office:value-type="string">
            <text:p text:style-name="P19">JG</text:p>
          </table:table-cell>
          <table:table-cell table:style-name="Tabuľka8.A2" office:value-type="string">
            <text:p text:style-name="P18">zaobstarať od p. Huskovej dotazník pre absolventov</text:p>
          </table:table-cell>
          <table:table-cell table:style-name="Tabuľka8.A2" office:value-type="string">
            <text:p text:style-name="P19">29. 10. 2007</text:p>
          </table:table-cell>
          <table:table-cell table:style-name="Tabuľka8.E2" office:value-type="string">
            <text:p text:style-name="P19">5. 11. 2007</text:p>
          </table:table-cell>
        </table:table-row>
      </table:table>
      <text:h text:style-name="P28" text:outline-level="1"/>
      <text:h text:style-name="P30" text:outline-level="1">Príloha Záznam stretnutia</text:h>
      <text:p text:style-name="P29">Myšlienky, ktoré zazneli na stretnutí:</text:p>
      <text:p text:style-name="P14">Ciele ALUMNI:<text:tab/></text:p>
      <text:list text:style-name="L6">
        <text:list-item>
          <text:p text:style-name="P41">ostať v kontakte s absolventmi</text:p>
        </text:list-item>
        <text:list-item>
          <text:p text:style-name="P41">komunikácia fakulta &lt;=&gt; absolventi (nie je primárnym cieľom komunikácia medzi absolventmi navzájom)</text:p>
        </text:list-item>
      </text:list>
      <text:p text:style-name="P12"/>
      <text:p text:style-name="P12"><text:span text:style-name="T4">Problém:</text:span> </text:p>
      <text:list text:style-name="L7">
        <text:list-item>
          <text:p text:style-name="P43">ako motivovať absolventov k používaniu ALUMNI systému?</text:p>
        </text:list-item>
        <text:list-item>
          <text:p text:style-name="P43">už v priebehu štúdia by mali mať študenti prístup do ALUMNI, najlepšie pod tým istým heslom ako do AIS. V rámci tohto systému si budú môcť vyhľadávať, prípadne aj prezerať študentské práce – podľa tém, kľúčových slov,<text:span text:style-name="T5">…</text:span></text:p>
        </text:list-item>
      </text:list>
      <text:p text:style-name="P12"/>
      <text:p text:style-name="P12"><text:span text:style-name="T4">Integrácia s existujúcimi systémami:</text:span><text:tab/></text:p>
      <text:list text:style-name="L8">
        <text:list-item>
          <text:p text:style-name="P45">fiit.stuba.sk – približne dizajnovo</text:p>
        </text:list-item>
        <text:list-item>
          <text:p text:style-name="P45">Yonban – získanie údajov o projektoch</text:p>
        </text:list-item>
        <text:list-item>
          <text:p text:style-name="P45">AIS – autentifikácia (ako študent), meno, priezvisko, iné študijné údaje, ktoré AIS obsahuje, aby absolvent nemusel vypĺňať veľa dát (hlavne ak ich už raz zadal)</text:p>
        </text:list-item>
        <text:list-item>
          <text:p text:style-name="P45">„excel file“ – obsahujúci zoznam absolventov, ktorí dali súhlas na spracovanie svojich údajov</text:p>
        </text:list-item>
        <text:list-item>
          <text:p text:style-name="P45">„old records“ – záznamy o absolventoch z pred rádovo niekoľkých rokov – tieto dáta nie sú v žiadnom systéme, momentálne sa tento problém rieši na úrovni doktorandského štúdia</text:p>
        </text:list-item>
      </text:list>
      <text:p text:style-name="P12"/>
      <text:p text:style-name="P13">Technické veci:</text:p>
      <text:list text:style-name="L9">
        <text:list-item>
          <text:p text:style-name="P50">je potrebné ich konzultovať s p. Gnippovou, p. Horváthom (AIS) a p. Steinmullerom (server. zdroje)</text:p>
        </text:list-item>
      </text:list>
      <text:p text:style-name="P12"/>
      <text:p text:style-name="P13">Ochrana osobných údajov:</text:p>
      <text:list text:style-name="L10">
        <text:list-item>
          <text:p text:style-name="P51">bez súhlasu je možné zverejniť iba meno, priezvisko a rok ukončenia</text:p>
        </text:list-item>
        <text:list-item>
          <text:p text:style-name="P51">so súhlasom – riešiť citlivo hlavne privátne dáta (mail, zamestnávateľ, tel.)</text:p>
        </text:list-item>
      </text:list>
      <text:p text:style-name="P12"/>
      <text:p text:style-name="P13">Výstupy:</text:p>
      <text:list text:style-name="L11">
        <text:list-item>
          <text:p text:style-name="P53">ideálne do xls formátu</text:p>
        </text:list-item>
        <text:list-item>
          <text:p text:style-name="P53">idea – automatické generovanie ročeniek do pdf (latex) formátu</text:p>
        </text:list-item>
        <text:list-item>
          <text:p text:style-name="P53">verejnosť (neprihlásený) bude mať možnosť iba prezerať základný zoznam absolventov</text:p>
        </text:list-item>
      </text:list>
      <text:p text:style-name="P12"/>
      <text:p text:style-name="P13">Kontaktovanie fakultou:</text:p>
      <text:list text:style-name="L12">
        <text:list-item>
          <text:p text:style-name="P56">možnosť hromadného emailu</text:p>
        </text:list-item>
        <text:list-item>
          <text:p text:style-name="P56">selektívny výber reprezentatívnej vzorky absolventov</text:p>
        </text:list-item>
        <text:list-item>
          <text:p text:style-name="P56">možnosť pre fakultu zadať dotazník (anketu) pre absolventov</text:p>
          <text:p text:style-name="P56"/>
        </text:list-item>
      </text:list>
      <text:p text:style-name="P12"><text:span text:style-name="T4">Číselníky v systéme</text:span> (pre štatistické účely, doplniť podľa dodaného vzorového dotazníka):</text:p>
      <text:list text:style-name="L13">
        <text:list-item>
          <text:p text:style-name="P60">odvetvia zamestnania</text:p>
        </text:list-item>
        <text:list-item>
          <text:p text:style-name="P60"><text:soft-page-break/>role v zamestnaní (naplniť podľa profesia.sk, prípadne podľa ACM klasifikácie pojmov)</text:p>
        </text:list-item>
      </text:list>
      <text:p text:style-name="P12"/>
      <text:p text:style-name="P12">Špeciality typu <text:span text:style-name="T4">mapa spolužiakov vo svete</text:span> a podobne je dobrá myšlienka, ale nie je to prvoradým cieľom systému, takže sa na ne veľmi nezameriavať.</text:p>
      <text:p text:style-name="P12"/>
      <text:p text:style-name="Standard"/>
      <text:p text:style-name="P26">Zápisnica zo stretnutia č. 5</text:p>
      <text:p text:style-name="P2"/>
      <text:p text:style-name="P3">Dátum stretnutia:<text:span text:style-name="T1"><text:tab/>05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Jozef Hergott<text:tab/><text:tab/><text:span text:style-name="T2">Vypracované dňa:</text:span> 06. 11. 2007</text:p>
      <text:p text:style-name="P4"/>
      <text:h text:style-name="Heading_20_1" text:outline-level="1">Zúčastnení</text:h>
      <text:p text:style-name="P9"/>
      <table:table table:name="Tabuľka9" table:style-name="Tabuľka9">
        <table:table-column table:style-name="Tabuľka9.A"/>
        <table:table-column table:style-name="Tabuľka9.B"/>
        <table:table-row>
          <table:table-cell table:style-name="Tabuľka9.A1" office:value-type="string">
            <text:p text:style-name="P18">Pedagóg:</text:p>
          </table:table-cell>
          <table:table-cell table:style-name="Tabuľka9.B1" office:value-type="string">
            <text:p text:style-name="P18">doc. Ing. Jana Minárová, PhD.</text:p>
          </table:table-cell>
        </table:table-row>
        <table:table-row>
          <table:table-cell table:style-name="Tabuľka9.A2" office:value-type="string">
            <text:p text:style-name="P18">Členovia tímu:</text:p>
          </table:table-cell>
          <table:table-cell table:style-name="Tabuľka9.B2" office:value-type="string">
            <text:p text:style-name="P18">Bc. Ľuboš Bartoš (LB)</text:p>
            <text:p text:style-name="P18">Bc. Peter Cích (PC)</text:p>
            <text:p text:style-name="P18">Bc. Pavol Fábik (PF)</text:p>
            <text:p text:style-name="P18">Bc. Ján Garaj (JG)</text:p>
            <text:p text:style-name="P18">Bc. Jozef Hergott (JHE)</text:p>
            <text:p text:style-name="P18">Bc. Jozef Hopko (JHO)</text:p>
          </table:table-cell>
        </table:table-row>
        <table:table-row>
          <table:table-cell table:style-name="Tabuľka9.A2" office:value-type="string">
            <text:p text:style-name="P18">Hostia:</text:p>
          </table:table-cell>
          <table:table-cell table:style-name="Tabuľka9.B2" office:value-type="string">
            <text:p text:style-name="P18">Bc. František Durajka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Dokument analýzy, špecifikácie a hrubého návrhu</text:p>
      <text:p text:style-name="P10"/>
      <text:h text:style-name="Heading_20_1" text:outline-level="1">Priebeh stretnutia</text:h>
      <text:p text:style-name="Text_20_body"/>
      <text:list text:style-name="L14">
        <text:list-item>
          <text:p text:style-name="P70">zhodnotenie plnenia úloh v minulom týždni</text:p>
        </text:list-item>
        <text:list-item>
          <text:p text:style-name="P72">získanie obsahu databázy AIS</text:p>
        </text:list-item>
        <text:list-item>
          <text:p text:style-name="P72">získanie aktuálnych číselníkov štatistického úradu (kraje, zamestnania, …)</text:p>
        </text:list-item>
        <text:list-item>
          <text:p text:style-name="P72">neformálna dohoda o spolupráci s tímom č. 12</text:p>
        </text:list-item>
        <text:list-item>
          <text:p text:style-name="P81">diskusia o dostupnosti web stránky</text:p>
        </text:list-item>
        <text:list-item>
          <text:p text:style-name="P81">prezentácia dokumentácie doc. Minárovej a diskusia o obsahu tohto dokumentu – štruktúra dokumentu hodnotená kladne</text:p>
        </text:list-item>
        <text:list-item>
          <text:p text:style-name="P81">diskusia o využití wiki, prezentácia použitia</text:p>
        </text:list-item>
        <text:list-item>
          <text:p text:style-name="P81"><text:soft-page-break/>diskusia o layoute dokumentu – dohodli sme sa na štandardnom layoute</text:p>
        </text:list-item>
        <text:list-item>
          <text:p text:style-name="P81">práca na špecifikácii systému</text:p>
        </text:list-item>
        <text:list-item>
          <text:p text:style-name="P72">určenie používateľov systému (ako v minuloročnom systéme): <text:span text:style-name="T4">anonymný</text:span> <text:span text:style-name="T4">používateľ</text:span>, <text:span text:style-name="T4">alumnus</text:span> (absolvent), <text:span text:style-name="T4">správca obsahu</text:span></text:p>
        </text:list-item>
        <text:list-item>
          <text:p text:style-name="P72">určenie častí systému: profil absolventa, prezentačný modul (s vyhľadávaním), bezpečnostný modul, anketový modul, štatistický modul, novinky, komunikácia, import dát, export dát</text:p>
        </text:list-item>
        <text:list-item>
          <text:p text:style-name="P81">diskusia o používateľskom rozhraní – kam umiestnime nové funkcie (prístup k štatistickému modulu)</text:p>
        </text:list-item>
        <text:list-item>
          <text:p text:style-name="P72">návrh vytvoriť nové menu – Projekty, ktoré by urýchlilo prístup k záverečným prácam a umožnilo by ich vyhľadávanie</text:p>
        </text:list-item>
        <text:list-item>
          <text:p text:style-name="P81">rozdelenie úloh do budúceho týždňa</text:p>
        </text:list-item>
      </text:list>
      <text:h text:style-name="Heading_20_1" text:outline-level="1">Stav plnenia úloh</text:h>
      <text:p text:style-name="P10"/>
      <table:table table:name="Tabuľka10" table:style-name="Tabuľka10">
        <table:table-column table:style-name="Tabuľka10.A"/>
        <table:table-column table:style-name="Tabuľka10.B"/>
        <table:table-column table:style-name="Tabuľka10.C"/>
        <table:table-column table:style-name="Tabuľka10.D"/>
        <table:table-column table:style-name="Tabuľka10.E"/>
        <table:table-column table:style-name="Tabuľka10.F"/>
        <table:table-column table:style-name="Tabuľka10.G"/>
        <table:table-row>
          <table:table-cell table:style-name="Tabuľka10.A1" office:value-type="string">
            <text:p text:style-name="P20">ID</text:p>
          </table:table-cell>
          <table:table-cell table:style-name="Tabuľka10.A1" office:value-type="string">
            <text:p text:style-name="P20">Člen tímu</text:p>
          </table:table-cell>
          <table:table-cell table:style-name="Tabuľka10.A1" office:value-type="string">
            <text:p text:style-name="P20">Úloha</text:p>
          </table:table-cell>
          <table:table-cell table:style-name="Tabuľka10.A1" office:value-type="string">
            <text:p text:style-name="P20">Začiatok</text:p>
          </table:table-cell>
          <table:table-cell table:style-name="Tabuľka10.A1" office:value-type="string">
            <text:p text:style-name="P20">Koniec</text:p>
          </table:table-cell>
          <table:table-cell table:style-name="Tabuľka10.A1" office:value-type="string">
            <text:p text:style-name="P20">Reálne ukončenie</text:p>
          </table:table-cell>
          <table:table-cell table:style-name="Tabuľka10.G1" office:value-type="string">
            <text:p text:style-name="P20">Stav</text:p>
          </table:table-cell>
        </table:table-row>
        <table:table-row table:style-name="Tabuľka10.2">
          <table:table-cell table:style-name="Tabuľka10.A2" office:value-type="string">
            <text:p text:style-name="P19">2.2</text:p>
          </table:table-cell>
          <table:table-cell table:style-name="Tabuľka10.A2" office:value-type="string">
            <text:p text:style-name="P21">celý tím</text:p>
          </table:table-cell>
          <table:table-cell table:style-name="Tabuľka10.A2" office:value-type="string">
            <text:p text:style-name="P22">prečítať si CakePHP manuál</text:p>
          </table:table-cell>
          <table:table-cell table:style-name="Tabuľka10.A2" office:value-type="string">
            <text:p text:style-name="P21">15. 10. 07</text:p>
          </table:table-cell>
          <table:table-cell table:style-name="Tabuľka10.A2" office:value-type="string">
            <text:p text:style-name="P21">22. 10. 07</text:p>
          </table:table-cell>
          <table:table-cell table:style-name="Tabuľka10.A2" office:value-type="string">
            <text:p text:style-name="P21">-</text:p>
          </table:table-cell>
          <table:table-cell table:style-name="Tabuľka10.G2" office:value-type="string">
            <text:p text:style-name="P21">prebieha</text:p>
          </table:table-cell>
        </table:table-row>
        <table:table-row table:style-name="Tabuľka10.2">
          <table:table-cell table:style-name="Tabuľka10.A2" office:value-type="string">
            <text:p text:style-name="P19">2.3</text:p>
          </table:table-cell>
          <table:table-cell table:style-name="Tabuľka10.A2" office:value-type="string">
            <text:p text:style-name="P21">LB, JHO</text:p>
          </table:table-cell>
          <table:table-cell table:style-name="Tabuľka10.A2" office:value-type="string">
            <text:p text:style-name="P22">prejsť si ešte raz zdrojový kód</text:p>
          </table:table-cell>
          <table:table-cell table:style-name="Tabuľka10.A2" office:value-type="string">
            <text:p text:style-name="P21">15. 10. 07</text:p>
          </table:table-cell>
          <table:table-cell table:style-name="Tabuľka10.A2" office:value-type="string">
            <text:p text:style-name="P21">22. 10. 07</text:p>
          </table:table-cell>
          <table:table-cell table:style-name="Tabuľka10.A2" office:value-type="string">
            <text:p text:style-name="P21">-</text:p>
          </table:table-cell>
          <table:table-cell table:style-name="Tabuľka10.G2" office:value-type="string">
            <text:p text:style-name="P21">prebieha</text:p>
          </table:table-cell>
        </table:table-row>
        <table:table-row table:style-name="Tabuľka10.2">
          <table:table-cell table:style-name="Tabuľka10.A2" office:value-type="string">
            <text:p text:style-name="P19">3.3</text:p>
          </table:table-cell>
          <table:table-cell table:style-name="Tabuľka10.A2" office:value-type="string">
            <text:p text:style-name="P21">JHE, PC</text:p>
          </table:table-cell>
          <table:table-cell table:style-name="Tabuľka10.A2" office:value-type="string">
            <text:p text:style-name="P22">vytvorenie dokumentu analýzy</text:p>
          </table:table-cell>
          <table:table-cell table:style-name="Tabuľka10.A2" office:value-type="string">
            <text:p text:style-name="P21">22. 10. 07</text:p>
          </table:table-cell>
          <table:table-cell table:style-name="Tabuľka10.A2" office:value-type="string">
            <text:p text:style-name="P21">29. 10. 07</text:p>
          </table:table-cell>
          <table:table-cell table:style-name="Tabuľka10.A2" office:value-type="string">
            <text:p text:style-name="P21">4. 11. 07</text:p>
          </table:table-cell>
          <table:table-cell table:style-name="Tabuľka10.G2" office:value-type="string">
            <text:p text:style-name="P21">ukončené</text:p>
          </table:table-cell>
        </table:table-row>
        <table:table-row table:style-name="Tabuľka10.2">
          <table:table-cell table:style-name="Tabuľka10.A2" office:value-type="string">
            <text:p text:style-name="P19">4.1</text:p>
          </table:table-cell>
          <table:table-cell table:style-name="Tabuľka10.A2" office:value-type="string">
            <text:p text:style-name="P21">JG</text:p>
          </table:table-cell>
          <table:table-cell table:style-name="Tabuľka10.A2" office:value-type="string">
            <text:p text:style-name="P22">dohodnúť sa s paralelným tímom na spoločnom modeli databázy, prípadne iných skutočnostiach</text:p>
          </table:table-cell>
          <table:table-cell table:style-name="Tabuľka10.A2" office:value-type="string">
            <text:p text:style-name="P21">29. 10. 07</text:p>
          </table:table-cell>
          <table:table-cell table:style-name="Tabuľka10.A2" office:value-type="string">
            <text:p text:style-name="P21">5. 11. 07</text:p>
          </table:table-cell>
          <table:table-cell table:style-name="Tabuľka10.A2" office:value-type="string">
            <text:p text:style-name="P21">-</text:p>
          </table:table-cell>
          <table:table-cell table:style-name="Tabuľka10.G2" office:value-type="string">
            <text:p text:style-name="P21">prebieha</text:p>
          </table:table-cell>
        </table:table-row>
        <table:table-row table:style-name="Tabuľka10.6">
          <table:table-cell table:style-name="Tabuľka10.A2" office:value-type="string">
            <text:p text:style-name="P19">4.2</text:p>
          </table:table-cell>
          <table:table-cell table:style-name="Tabuľka10.A2" office:value-type="string">
            <text:p text:style-name="P21">doc. Ing. Jana Minárová, PhD.</text:p>
          </table:table-cell>
          <table:table-cell table:style-name="Tabuľka10.A2" office:value-type="string">
            <text:p text:style-name="P22">poslať tímu štruktúru databázy z AIS</text:p>
          </table:table-cell>
          <table:table-cell table:style-name="Tabuľka10.A2" office:value-type="string">
            <text:p text:style-name="P21">29. 10. 07</text:p>
          </table:table-cell>
          <table:table-cell table:style-name="Tabuľka10.E6" office:value-type="string">
            <text:p text:style-name="P21">5. 11. 07</text:p>
          </table:table-cell>
          <table:table-cell table:style-name="Tabuľka10.A2" office:value-type="string">
            <text:p text:style-name="P21">30. 10. 07</text:p>
          </table:table-cell>
          <table:table-cell table:style-name="Tabuľka10.G2" office:value-type="string">
            <text:p text:style-name="P21">ukončené</text:p>
          </table:table-cell>
        </table:table-row>
        <table:table-row table:style-name="Tabuľka10.6">
          <table:table-cell table:style-name="Tabuľka10.A2" office:value-type="string">
            <text:p text:style-name="P19">4.3</text:p>
          </table:table-cell>
          <table:table-cell table:style-name="Tabuľka10.A2" office:value-type="string">
            <text:p text:style-name="P21">PC</text:p>
          </table:table-cell>
          <table:table-cell table:style-name="Tabuľka10.A2" office:value-type="string">
            <text:p text:style-name="P22">poslať <text:s/>link na dokumentáciu (foto/video) zo stretnutia prof. Bielikovej</text:p>
          </table:table-cell>
          <table:table-cell table:style-name="Tabuľka10.A2" office:value-type="string">
            <text:p text:style-name="P21">29. 10. 07</text:p>
          </table:table-cell>
          <table:table-cell table:style-name="Tabuľka10.E6" office:value-type="string">
            <text:p text:style-name="P21">5. 11. 07</text:p>
          </table:table-cell>
          <table:table-cell table:style-name="Tabuľka10.A2" office:value-type="string">
            <text:p text:style-name="P21">-</text:p>
          </table:table-cell>
          <table:table-cell table:style-name="Tabuľka10.G2" office:value-type="string">
            <text:p text:style-name="P21">prebieha</text:p>
          </table:table-cell>
        </table:table-row>
        <table:table-row table:style-name="Tabuľka10.6">
          <table:table-cell table:style-name="Tabuľka10.A2" office:value-type="string">
            <text:p text:style-name="P19">4.4</text:p>
          </table:table-cell>
          <table:table-cell table:style-name="Tabuľka10.A2" office:value-type="string">
            <text:p text:style-name="P21">JG</text:p>
          </table:table-cell>
          <table:table-cell table:style-name="Tabuľka10.A2" office:value-type="string">
            <text:p text:style-name="P22">zaobstarať od p. Huskovej dotazník pre absolventov</text:p>
          </table:table-cell>
          <table:table-cell table:style-name="Tabuľka10.A2" office:value-type="string">
            <text:p text:style-name="P21">29. 10. 07</text:p>
          </table:table-cell>
          <table:table-cell table:style-name="Tabuľka10.E6" office:value-type="string">
            <text:p text:style-name="P21">5. 11. 07</text:p>
          </table:table-cell>
          <table:table-cell table:style-name="Tabuľka10.A2" office:value-type="string">
            <text:p text:style-name="P21">2. 11. 07</text:p>
          </table:table-cell>
          <table:table-cell table:style-name="Tabuľka10.G2" office:value-type="string">
            <text:p text:style-name="P21">ukončené</text:p>
          </table:table-cell>
        </table:table-row>
      </table:table>
      <text:h text:style-name="Heading_20_1" text:outline-level="1">Stanovenie nových úloh</text:h>
      <text:p text:style-name="P9"/>
      <table:table table:name="Tabuľka11" table:style-name="Tabuľka11">
        <table:table-column table:style-name="Tabuľka11.A"/>
        <table:table-column table:style-name="Tabuľka11.B"/>
        <table:table-column table:style-name="Tabuľka11.C"/>
        <table:table-column table:style-name="Tabuľka11.D"/>
        <table:table-column table:style-name="Tabuľka11.E"/>
        <table:table-row>
          <table:table-cell table:style-name="Tabuľka11.A1" office:value-type="string">
            <text:p text:style-name="P20">ID</text:p>
          </table:table-cell>
          <table:table-cell table:style-name="Tabuľka11.A1" office:value-type="string">
            <text:p text:style-name="P20">Člen tímu</text:p>
          </table:table-cell>
          <table:table-cell table:style-name="Tabuľka11.A1" office:value-type="string">
            <text:p text:style-name="P20">Úloha</text:p>
          </table:table-cell>
          <table:table-cell table:style-name="Tabuľka11.A1" office:value-type="string">
            <text:p text:style-name="P20">Začiatok</text:p>
          </table:table-cell>
          <table:table-cell table:style-name="Tabuľka11.E1" office:value-type="string">
            <text:p text:style-name="P20">Koniec</text:p>
          </table:table-cell>
        </table:table-row>
        <table:table-row>
          <table:table-cell table:style-name="Tabuľka11.A2" office:value-type="string">
            <text:p text:style-name="P19">5.1</text:p>
          </table:table-cell>
          <table:table-cell table:style-name="Tabuľka11.A2" office:value-type="string">
            <text:p text:style-name="P19">celý tím</text:p>
          </table:table-cell>
          <table:table-cell table:style-name="Tabuľka11.A2" office:value-type="string">
            <text:p text:style-name="P18">naštudovať si obsah databázy AIS</text:p>
          </table:table-cell>
          <table:table-cell table:style-name="Tabuľka11.A2" office:value-type="string">
            <text:p text:style-name="P19">5. 11. 07</text:p>
          </table:table-cell>
          <table:table-cell table:style-name="Tabuľka11.E2" office:value-type="string">
            <text:p text:style-name="P19">12. 11. 07</text:p>
          </table:table-cell>
        </table:table-row>
        <table:table-row>
          <table:table-cell table:style-name="Tabuľka11.A2" office:value-type="string">
            <text:p text:style-name="P19">5.2</text:p>
          </table:table-cell>
          <table:table-cell table:style-name="Tabuľka11.A2" office:value-type="string">
            <text:p text:style-name="P19">celý tím</text:p>
          </table:table-cell>
          <table:table-cell table:style-name="Tabuľka11.A2" office:value-type="string">
            <text:p text:style-name="P18">vypracovanie pridelených častí analýzy</text:p>
          </table:table-cell>
          <table:table-cell table:style-name="Tabuľka11.A2" office:value-type="string">
            <text:p text:style-name="P19">5. 11. 07</text:p>
          </table:table-cell>
          <table:table-cell table:style-name="Tabuľka11.E2" office:value-type="string">
            <text:p text:style-name="P19">9. 11. 07</text:p>
          </table:table-cell>
        </table:table-row>
        <table:table-row>
          <table:table-cell table:style-name="Tabuľka11.A2" office:value-type="string">
            <text:p text:style-name="P19">5.3</text:p>
          </table:table-cell>
          <table:table-cell table:style-name="Tabuľka11.A2" office:value-type="string">
            <text:p text:style-name="P19">JHE, PC</text:p>
          </table:table-cell>
          <table:table-cell table:style-name="Tabuľka11.A2" office:value-type="string">
            <text:p text:style-name="P18">dokončenie dokumentu analýzy</text:p>
          </table:table-cell>
          <table:table-cell table:style-name="Tabuľka11.A2" office:value-type="string">
            <text:p text:style-name="P19">5. 11. 07</text:p>
          </table:table-cell>
          <table:table-cell table:style-name="Tabuľka11.E2" office:value-type="string">
            <text:p text:style-name="P19">12. 11. 07</text:p>
          </table:table-cell>
        </table:table-row>
      </table:table>
      <text:p text:style-name="P15"><text:soft-page-break/>Zápisnica zo stretnutia č. 6</text:p>
      <text:p text:style-name="P2"/>
      <text:p text:style-name="P3">Dátum stretnutia:<text:span text:style-name="T1"><text:tab/>12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Bc. Jozef Hopko<text:tab/><text:tab/><text:span text:style-name="T2">Vypracované dňa:</text:span> 12. 11. 2007</text:p>
      <text:p text:style-name="P4"/>
      <text:h text:style-name="Heading_20_1" text:outline-level="1">Zúčastnení</text:h>
      <text:p text:style-name="P9"/>
      <table:table table:name="Tabuľka12" table:style-name="Tabuľka12">
        <table:table-column table:style-name="Tabuľka12.A"/>
        <table:table-column table:style-name="Tabuľka12.B"/>
        <table:table-row>
          <table:table-cell table:style-name="Tabuľka12.A1" office:value-type="string">
            <text:p text:style-name="P18">Pedagóg:</text:p>
          </table:table-cell>
          <table:table-cell table:style-name="Tabuľka12.B1" office:value-type="string">
            <text:p text:style-name="P18">doc. Ing. Jana Minárová, PhD.</text:p>
          </table:table-cell>
        </table:table-row>
        <table:table-row>
          <table:table-cell table:style-name="Tabuľka12.A2" office:value-type="string">
            <text:p text:style-name="P18">Členovia tímu:</text:p>
          </table:table-cell>
          <table:table-cell table:style-name="Tabuľka12.B2" office:value-type="string">
            <text:p text:style-name="P18">Bc. Ľuboš Bartoš (LB)</text:p>
            <text:p text:style-name="P18">Bc. Peter Cích (PC)</text:p>
            <text:p text:style-name="P18">Bc. Pavol Fábik (PF)</text:p>
            <text:p text:style-name="P18">Bc. Ján Garaj (JG)</text:p>
            <text:p text:style-name="P18">Bc. Jozef Hergott (JHE)</text:p>
            <text:p text:style-name="P18">Bc. Jozef Hopko (JHO)</text:p>
          </table:table-cell>
        </table:table-row>
        <table:table-row>
          <table:table-cell table:style-name="Tabuľka12.A2" office:value-type="string">
            <text:p text:style-name="P18">Hostia:</text:p>
          </table:table-cell>
          <table:table-cell table:style-name="Tabuľka12.B2" office:value-type="string">
            <text:p text:style-name="P18">Bc. František Durajka</text:p>
            <text:p text:style-name="P18">RNDr. Marta Gnipová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Stav dokumentácie, import údajov, autentifikácia používateľov</text:p>
      <text:p text:style-name="P10"/>
      <text:h text:style-name="Heading_20_1" text:outline-level="1">Priebeh stretnutia</text:h>
      <text:p text:style-name="Text_20_body"/>
      <text:list text:style-name="L15">
        <text:list-item>
          <text:p text:style-name="P71">konzultácia ohľadom odovzdávania dokumentácie</text:p>
        </text:list-item>
        <text:list-item>
          <text:p text:style-name="P78">presný čas odovzdania dokumentácie si dohodneme e-mailom</text:p>
        </text:list-item>
        <text:list-item>
          <text:p text:style-name="P88">diskusia s doc. Minárovou o importe údajov z Yonbanu –&gt; návrh na stretnutie s Ing. Filkornom</text:p>
        </text:list-item>
        <text:list-item>
          <text:p text:style-name="P88">konzultácia s RNDr. Gnipovou o rozsahu importovaných dát z AIS a možnostiach autentifikácie –&gt; dohodnuté cez LDAP</text:p>
        </text:list-item>
        <text:list-item>
          <text:p text:style-name="P88">diskusia o jednotnom CASE nástroji – zvolený Enterprise Architect (EA)</text:p>
        </text:list-item>
        <text:list-item>
          <text:p text:style-name="P88">práca na špecifikácii systému</text:p>
        </text:list-item>
        <text:list-item>
          <text:p text:style-name="P78"><text:soft-page-break/>revízia hotových častí a návrhy na doplnenie </text:p>
        </text:list-item>
        <text:list-item>
          <text:p text:style-name="P78">všetky diagramy je potrebné zjednotiť a prekresliť do EA</text:p>
        </text:list-item>
        <text:list-item>
          <text:p text:style-name="P88">vyhľadávanie informácií o prepojení LDAP a CakePHP</text:p>
        </text:list-item>
        <text:list-item>
          <text:p text:style-name="P88">rozdelenie úloh do budúceho týždňa</text:p>
        </text:list-item>
      </text:list>
      <text:h text:style-name="Heading_20_1" text:outline-level="1">Stav plnenia úloh</text:h>
      <text:p text:style-name="P10"/>
      <table:table table:name="Tabuľka13" table:style-name="Tabuľka13">
        <table:table-column table:style-name="Tabuľka13.A"/>
        <table:table-column table:style-name="Tabuľka13.B"/>
        <table:table-column table:style-name="Tabuľka13.C"/>
        <table:table-column table:style-name="Tabuľka13.D"/>
        <table:table-column table:style-name="Tabuľka13.E"/>
        <table:table-column table:style-name="Tabuľka13.F"/>
        <table:table-column table:style-name="Tabuľka13.G"/>
        <table:table-row>
          <table:table-cell table:style-name="Tabuľka13.A1" office:value-type="string">
            <text:p text:style-name="P20">ID</text:p>
          </table:table-cell>
          <table:table-cell table:style-name="Tabuľka13.A1" office:value-type="string">
            <text:p text:style-name="P20">Člen tímu</text:p>
          </table:table-cell>
          <table:table-cell table:style-name="Tabuľka13.A1" office:value-type="string">
            <text:p text:style-name="P20">Úloha</text:p>
          </table:table-cell>
          <table:table-cell table:style-name="Tabuľka13.A1" office:value-type="string">
            <text:p text:style-name="P20">Začiatok</text:p>
          </table:table-cell>
          <table:table-cell table:style-name="Tabuľka13.A1" office:value-type="string">
            <text:p text:style-name="P20">Koniec</text:p>
          </table:table-cell>
          <table:table-cell table:style-name="Tabuľka13.A1" office:value-type="string">
            <text:p text:style-name="P20">Reálne ukončenie</text:p>
          </table:table-cell>
          <table:table-cell table:style-name="Tabuľka13.G1" office:value-type="string">
            <text:p text:style-name="P20">Stav</text:p>
          </table:table-cell>
        </table:table-row>
        <table:table-row table:style-name="Tabuľka13.2">
          <table:table-cell table:style-name="Tabuľka13.A2" office:value-type="string">
            <text:p text:style-name="P19">2.2</text:p>
          </table:table-cell>
          <table:table-cell table:style-name="Tabuľka13.A2" office:value-type="string">
            <text:p text:style-name="P21">celý tím</text:p>
          </table:table-cell>
          <table:table-cell table:style-name="Tabuľka13.A2" office:value-type="string">
            <text:p text:style-name="P22">prečítať si CakePHP manuál</text:p>
          </table:table-cell>
          <table:table-cell table:style-name="Tabuľka13.A2" office:value-type="string">
            <text:p text:style-name="P21">15. 10. 07</text:p>
          </table:table-cell>
          <table:table-cell table:style-name="Tabuľka13.A2" office:value-type="string">
            <text:p text:style-name="P21">22. 10. 07</text:p>
          </table:table-cell>
          <table:table-cell table:style-name="Tabuľka13.A2" office:value-type="string">
            <text:p text:style-name="P21">12. 11. 07</text:p>
          </table:table-cell>
          <table:table-cell table:style-name="Tabuľka13.G2" office:value-type="string">
            <text:p text:style-name="P21">ukončené</text:p>
          </table:table-cell>
        </table:table-row>
        <table:table-row table:style-name="Tabuľka13.2">
          <table:table-cell table:style-name="Tabuľka13.A2" office:value-type="string">
            <text:p text:style-name="P19">2.3</text:p>
          </table:table-cell>
          <table:table-cell table:style-name="Tabuľka13.A2" office:value-type="string">
            <text:p text:style-name="P21">LB, JHO</text:p>
          </table:table-cell>
          <table:table-cell table:style-name="Tabuľka13.A2" office:value-type="string">
            <text:p text:style-name="P22">prejsť si ešte raz zdrojový kód</text:p>
          </table:table-cell>
          <table:table-cell table:style-name="Tabuľka13.A2" office:value-type="string">
            <text:p text:style-name="P21">15. 10. 07</text:p>
          </table:table-cell>
          <table:table-cell table:style-name="Tabuľka13.A2" office:value-type="string">
            <text:p text:style-name="P21">22. 10. 07</text:p>
          </table:table-cell>
          <table:table-cell table:style-name="Tabuľka13.A2" office:value-type="string">
            <text:p text:style-name="P21">12. 11. 07</text:p>
          </table:table-cell>
          <table:table-cell table:style-name="Tabuľka13.G2" office:value-type="string">
            <text:p text:style-name="P21">ukončené</text:p>
          </table:table-cell>
        </table:table-row>
        <table:table-row table:style-name="Tabuľka13.2">
          <table:table-cell table:style-name="Tabuľka13.A2" office:value-type="string">
            <text:p text:style-name="P19">4.1</text:p>
          </table:table-cell>
          <table:table-cell table:style-name="Tabuľka13.A2" office:value-type="string">
            <text:p text:style-name="P21">JG</text:p>
          </table:table-cell>
          <table:table-cell table:style-name="Tabuľka13.A2" office:value-type="string">
            <text:p text:style-name="P22">dohodnúť sa s paralelným tímom na spoločnom modeli databázy, prípadne iných skutočnostiach</text:p>
          </table:table-cell>
          <table:table-cell table:style-name="Tabuľka13.A2" office:value-type="string">
            <text:p text:style-name="P21">29. 10. 07</text:p>
          </table:table-cell>
          <table:table-cell table:style-name="Tabuľka13.A2" office:value-type="string">
            <text:p text:style-name="P21">5. 11. 07</text:p>
          </table:table-cell>
          <table:table-cell table:style-name="Tabuľka13.A2" office:value-type="string">
            <text:p text:style-name="P21">-</text:p>
          </table:table-cell>
          <table:table-cell table:style-name="Tabuľka13.G2" office:value-type="string">
            <text:p text:style-name="P21">prebieha</text:p>
          </table:table-cell>
        </table:table-row>
        <table:table-row table:style-name="Tabuľka13.5">
          <table:table-cell table:style-name="Tabuľka13.A2" office:value-type="string">
            <text:p text:style-name="P19">4.3</text:p>
          </table:table-cell>
          <table:table-cell table:style-name="Tabuľka13.A2" office:value-type="string">
            <text:p text:style-name="P21">PC</text:p>
          </table:table-cell>
          <table:table-cell table:style-name="Tabuľka13.A2" office:value-type="string">
            <text:p text:style-name="P22">poslať <text:s/>link na dokumentáciu (foto/video) zo stretnutia prof. Bielikovej</text:p>
          </table:table-cell>
          <table:table-cell table:style-name="Tabuľka13.A2" office:value-type="string">
            <text:p text:style-name="P21">29. 10. 07</text:p>
          </table:table-cell>
          <table:table-cell table:style-name="Tabuľka13.E5" office:value-type="string">
            <text:p text:style-name="P21">5. 11. 07</text:p>
          </table:table-cell>
          <table:table-cell table:style-name="Tabuľka13.A2" office:value-type="string">
            <text:p text:style-name="P21">-</text:p>
          </table:table-cell>
          <table:table-cell table:style-name="Tabuľka13.G2" office:value-type="string">
            <text:p text:style-name="P21">prebieha</text:p>
          </table:table-cell>
        </table:table-row>
        <table:table-row table:style-name="Tabuľka13.5">
          <table:table-cell table:style-name="Tabuľka13.A2" office:value-type="string">
            <text:p text:style-name="P19">5.1</text:p>
          </table:table-cell>
          <table:table-cell table:style-name="Tabuľka13.A2" office:value-type="string">
            <text:p text:style-name="P21">celý tím</text:p>
          </table:table-cell>
          <table:table-cell table:style-name="Tabuľka13.A2" office:value-type="string">
            <text:p text:style-name="P22">naštudovať si obsah databázy AIS</text:p>
          </table:table-cell>
          <table:table-cell table:style-name="Tabuľka13.A2" office:value-type="string">
            <text:p text:style-name="P21">5. 11. 07</text:p>
          </table:table-cell>
          <table:table-cell table:style-name="Tabuľka13.E5" office:value-type="string">
            <text:p text:style-name="P21">12. 11. 07</text:p>
          </table:table-cell>
          <table:table-cell table:style-name="Tabuľka13.A2" office:value-type="string">
            <text:p text:style-name="P21">-</text:p>
          </table:table-cell>
          <table:table-cell table:style-name="Tabuľka13.G2" office:value-type="string">
            <text:p text:style-name="P21">prebieha</text:p>
          </table:table-cell>
        </table:table-row>
        <table:table-row table:style-name="Tabuľka13.5">
          <table:table-cell table:style-name="Tabuľka13.A2" office:value-type="string">
            <text:p text:style-name="P19">5.2</text:p>
          </table:table-cell>
          <table:table-cell table:style-name="Tabuľka13.A2" office:value-type="string">
            <text:p text:style-name="P21">celý tím</text:p>
          </table:table-cell>
          <table:table-cell table:style-name="Tabuľka13.A2" office:value-type="string">
            <text:p text:style-name="P22">vypracovanie pridelených častí analýzy</text:p>
          </table:table-cell>
          <table:table-cell table:style-name="Tabuľka13.A2" office:value-type="string">
            <text:p text:style-name="P21">5. 11. 07</text:p>
          </table:table-cell>
          <table:table-cell table:style-name="Tabuľka13.E5" office:value-type="string">
            <text:p text:style-name="P21">9. 11. 07</text:p>
          </table:table-cell>
          <table:table-cell table:style-name="Tabuľka13.A2" office:value-type="string">
            <text:p text:style-name="P21">12. 11. 07</text:p>
          </table:table-cell>
          <table:table-cell table:style-name="Tabuľka13.G2" office:value-type="string">
            <text:p text:style-name="P21">ukončené</text:p>
          </table:table-cell>
        </table:table-row>
        <table:table-row table:style-name="Tabuľka13.5">
          <table:table-cell table:style-name="Tabuľka13.A2" office:value-type="string">
            <text:p text:style-name="P19">5.3</text:p>
          </table:table-cell>
          <table:table-cell table:style-name="Tabuľka13.A2" office:value-type="string">
            <text:p text:style-name="P21">JHE, PC</text:p>
          </table:table-cell>
          <table:table-cell table:style-name="Tabuľka13.A2" office:value-type="string">
            <text:p text:style-name="P22">dokončenie dokumentu analýzy</text:p>
          </table:table-cell>
          <table:table-cell table:style-name="Tabuľka13.A2" office:value-type="string">
            <text:p text:style-name="P21">5. 11. 07</text:p>
          </table:table-cell>
          <table:table-cell table:style-name="Tabuľka13.E5" office:value-type="string">
            <text:p text:style-name="P21">12. 11. 07</text:p>
          </table:table-cell>
          <table:table-cell table:style-name="Tabuľka13.A2" office:value-type="string">
            <text:p text:style-name="P21">-</text:p>
          </table:table-cell>
          <table:table-cell table:style-name="Tabuľka13.G2" office:value-type="string">
            <text:p text:style-name="P21">prebieha</text:p>
          </table:table-cell>
        </table:table-row>
      </table:table>
      <text:h text:style-name="Heading_20_1" text:outline-level="1">Stanovenie nových úloh</text:h>
      <text:p text:style-name="P9"/>
      <table:table table:name="Tabuľka14" table:style-name="Tabuľka14">
        <table:table-column table:style-name="Tabuľka14.A"/>
        <table:table-column table:style-name="Tabuľka14.B"/>
        <table:table-column table:style-name="Tabuľka14.C"/>
        <table:table-column table:style-name="Tabuľka14.D"/>
        <table:table-column table:style-name="Tabuľka14.E"/>
        <table:table-row>
          <table:table-cell table:style-name="Tabuľka14.A1" office:value-type="string">
            <text:p text:style-name="P20">ID</text:p>
          </table:table-cell>
          <table:table-cell table:style-name="Tabuľka14.A1" office:value-type="string">
            <text:p text:style-name="P20">Člen tímu</text:p>
          </table:table-cell>
          <table:table-cell table:style-name="Tabuľka14.A1" office:value-type="string">
            <text:p text:style-name="P20">Úloha</text:p>
          </table:table-cell>
          <table:table-cell table:style-name="Tabuľka14.A1" office:value-type="string">
            <text:p text:style-name="P20">Začiatok</text:p>
          </table:table-cell>
          <table:table-cell table:style-name="Tabuľka14.E1" office:value-type="string">
            <text:p text:style-name="P20">Koniec</text:p>
          </table:table-cell>
        </table:table-row>
        <table:table-row>
          <table:table-cell table:style-name="Tabuľka14.A2" office:value-type="string">
            <text:p text:style-name="P19">6.1</text:p>
          </table:table-cell>
          <table:table-cell table:style-name="Tabuľka14.A2" office:value-type="string">
            <text:p text:style-name="P19">PC</text:p>
          </table:table-cell>
          <table:table-cell table:style-name="Tabuľka14.A2" office:value-type="string">
            <text:p text:style-name="P18">poslať e-mail RNDr. Gnipovej ohľadom importu databázy AIS</text:p>
          </table:table-cell>
          <table:table-cell table:style-name="Tabuľka14.A2" office:value-type="string">
            <text:p text:style-name="P19">12. 11. 07</text:p>
          </table:table-cell>
          <table:table-cell table:style-name="Tabuľka14.E2" office:value-type="string">
            <text:p text:style-name="P19">12. 11. 07</text:p>
          </table:table-cell>
        </table:table-row>
        <table:table-row>
          <table:table-cell table:style-name="Tabuľka14.A2" office:value-type="string">
            <text:p text:style-name="P19">6.2</text:p>
          </table:table-cell>
          <table:table-cell table:style-name="Tabuľka14.A2" office:value-type="string">
            <text:p text:style-name="P19">JHE, LB</text:p>
          </table:table-cell>
          <table:table-cell table:style-name="Tabuľka14.A2" office:value-type="string">
            <text:p text:style-name="P18">pripraviť si stretnutie s Ing. Filkornom</text:p>
          </table:table-cell>
          <table:table-cell table:style-name="Tabuľka14.A2" office:value-type="string">
            <text:p text:style-name="P19">12. 11. 07</text:p>
          </table:table-cell>
          <table:table-cell table:style-name="Tabuľka14.E2" office:value-type="string">
            <text:p text:style-name="P19">19. 11. 07</text:p>
          </table:table-cell>
        </table:table-row>
        <table:table-row>
          <table:table-cell table:style-name="Tabuľka14.A2" office:value-type="string">
            <text:p text:style-name="P19">6.3</text:p>
          </table:table-cell>
          <table:table-cell table:style-name="Tabuľka14.A2" office:value-type="string">
            <text:p text:style-name="P19">JG, PC</text:p>
          </table:table-cell>
          <table:table-cell table:style-name="Tabuľka14.A2" office:value-type="string">
            <text:p text:style-name="P18">dohodnúť sa na dátume odovzdania a fyzicky odovzdať dokumentáciu</text:p>
          </table:table-cell>
          <table:table-cell table:style-name="Tabuľka14.A2" office:value-type="string">
            <text:p text:style-name="P19">12. 11. 07</text:p>
          </table:table-cell>
          <table:table-cell table:style-name="Tabuľka14.E2" office:value-type="string">
            <text:p text:style-name="P19">15. 11. 07</text:p>
          </table:table-cell>
        </table:table-row>
        <table:table-row>
          <table:table-cell table:style-name="Tabuľka14.A2" office:value-type="string">
            <text:p text:style-name="P19">6.4</text:p>
          </table:table-cell>
          <table:table-cell table:style-name="Tabuľka14.A2" office:value-type="string">
            <text:p text:style-name="P19">JHO, PF</text:p>
          </table:table-cell>
          <table:table-cell table:style-name="Tabuľka14.A2" office:value-type="string">
            <text:p text:style-name="P18">aktualizovať a doplniť modely do EA</text:p>
          </table:table-cell>
          <table:table-cell table:style-name="Tabuľka14.A2" office:value-type="string">
            <text:p text:style-name="P19">12. 11. 07</text:p>
          </table:table-cell>
          <table:table-cell table:style-name="Tabuľka14.E2" office:value-type="string">
            <text:p text:style-name="P19">14. 11. 07</text:p>
          </table:table-cell>
        </table:table-row>
        <table:table-row>
          <table:table-cell table:style-name="Tabuľka14.A2" office:value-type="string">
            <text:p text:style-name="P19">6.5</text:p>
          </table:table-cell>
          <table:table-cell table:style-name="Tabuľka14.A2" office:value-type="string">
            <text:p text:style-name="P19">PF</text:p>
          </table:table-cell>
          <table:table-cell table:style-name="Tabuľka14.A2" office:value-type="string">
            <text:p text:style-name="P18">vypracovať používateľské rozhranie <text:s/>systému – pripraviť „obrazovky“  (screenshot-y)</text:p>
          </table:table-cell>
          <table:table-cell table:style-name="Tabuľka14.A2" office:value-type="string">
            <text:p text:style-name="P19">12. 11. 07</text:p>
          </table:table-cell>
          <table:table-cell table:style-name="Tabuľka14.E2" office:value-type="string">
            <text:p text:style-name="P19">15. 11. 07</text:p>
          </table:table-cell>
        </table:table-row>
        <table:table-row>
          <table:table-cell table:style-name="Tabuľka14.A2" office:value-type="string">
            <text:p text:style-name="P19">6.6</text:p>
          </table:table-cell>
          <table:table-cell table:style-name="Tabuľka14.A2" office:value-type="string">
            <text:p text:style-name="P19">JG</text:p>
          </table:table-cell>
          <table:table-cell table:style-name="Tabuľka14.A2" office:value-type="string">
            <text:p text:style-name="P18">konzultácia s Ing. Steinmüllerom o LDAP</text:p>
          </table:table-cell>
          <table:table-cell table:style-name="Tabuľka14.A2" office:value-type="string">
            <text:p text:style-name="P19">12. 11. 07</text:p>
          </table:table-cell>
          <table:table-cell table:style-name="Tabuľka14.E2" office:value-type="string">
            <text:p text:style-name="P19">19. 11. 07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4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C-<text:page-number text:select-page="current" text:page-adjust="-1">3</text:page-number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7" meta:image-count="1" meta:object-count="0" meta:page-count="16" meta:paragraph-count="644" meta:word-count="2174" meta:character-count="12935"/>
  </office:meta>
</office:document-meta>
</file>